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5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444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493" style:family="table-cell" style:parent-style-name="Default" style:data-style-name="N4">
      <style:table-cell-properties fo:padding="0.071cm"/>
      <style:text-properties style:font-name="Ubuntu"/>
    </style:style>
    <style:style style:name="ce49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539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 style:data-style-name="N10112">
      <style:table-cell-properties fo:padding="0.071cm"/>
      <style:text-properties style:font-name="Ubuntu"/>
    </style:style>
    <style:style style:name="ce590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669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670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671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672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67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676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67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0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681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1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8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68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689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690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691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692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69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694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695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696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697" style:family="table-cell" style:parent-style-name="Default">
      <style:table-cell-properties fo:background-color="#ffdbb6"/>
      <style:text-properties style:font-name="Ubuntu"/>
    </style:style>
    <style:style style:name="ce698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0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4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705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706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70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70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1" style:family="table-cell" style:parent-style-name="Default" style:data-style-name="N10112">
      <style:table-cell-properties fo:padding="0.071cm"/>
      <style:text-properties fo:color="#2a6099" style:font-name="Ubuntu"/>
    </style:style>
    <style:style style:name="ce712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3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4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71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71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718" style:family="table-cell" style:parent-style-name="Default">
      <style:text-properties fo:color="#2a6099" style:font-name="Ubuntu"/>
    </style:style>
    <style:style style:name="ce71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1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2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723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724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5" style:family="table-cell" style:parent-style-name="Default" style:data-style-name="N2">
      <style:table-cell-properties fo:padding="0.071cm"/>
      <style:text-properties fo:color="#2a6099" style:font-name="Ubuntu"/>
    </style:style>
    <style:style style:name="ce72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8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7" style:family="table-cell" style:parent-style-name="Default" style:data-style-name="N2">
      <style:table-cell-properties fo:padding="0.071cm"/>
      <style:text-properties style:font-name="Ubuntu"/>
    </style:style>
    <style:style style:name="ce73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73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73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733" style:family="table-cell" style:parent-style-name="Default">
      <style:table-cell-properties fo:padding="0.071cm"/>
      <style:text-properties fo:color="#2a6099" style:font-name="Ubuntu"/>
    </style:style>
    <style:style style:name="ce73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0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74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7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3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49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7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7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27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8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8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table-cell-properties fo:padding="0.071cm"/>
      <style:text-properties fo:color="#355269" style:font-name="Ubuntu"/>
    </style:style>
    <style:style style:name="ce7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9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98" style:family="table-cell" style:parent-style-name="Default" style:data-style-name="N38">
      <style:table-cell-properties fo:padding="0.071cm"/>
      <style:text-properties fo:color="#355269" style:font-name="Ubuntu"/>
    </style:style>
    <style:style style:name="ce79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1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4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805" style:family="table-cell" style:parent-style-name="Default" style:data-style-name="N2">
      <style:table-cell-properties fo:padding="0.071cm"/>
      <style:text-properties fo:color="#355269" style:font-name="Ubuntu"/>
    </style:style>
    <style:style style:name="ce806" style:family="table-cell" style:parent-style-name="Default" style:data-style-name="N36">
      <style:table-cell-properties fo:padding="0.071cm"/>
      <style:text-properties fo:color="#355269" style:font-name="Ubuntu"/>
    </style:style>
    <style:style style:name="ce807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0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09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1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1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2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13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14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15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16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817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1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19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21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3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4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5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7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8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0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3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2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3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3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5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6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3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0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4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2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44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4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4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47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848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5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5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52" style:family="table-cell" style:parent-style-name="Default" style:data-style-name="N4">
      <style:table-cell-properties fo:padding="0.071cm"/>
      <style:text-properties fo:color="#355269" style:font-name="Ubuntu"/>
    </style:style>
    <style:style style:name="ce853" style:family="table-cell" style:parent-style-name="Default">
      <style:text-properties fo:color="#355269" style:font-name="Ubuntu"/>
    </style:style>
    <style:style style:name="ce85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55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5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5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6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69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70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71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7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73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7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75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76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7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79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0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1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882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3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7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90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377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37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380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38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383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38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390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391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39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395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9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39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0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0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408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0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10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11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1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1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2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2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2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3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33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434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9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440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4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46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4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45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5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5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55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45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58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59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6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61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6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6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6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472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47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07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8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8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08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08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08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1091" style:family="table-cell" style:parent-style-name="Default" style:data-style-name="N114">
      <style:table-cell-properties fo:padding="0.071cm"/>
      <style:text-properties style:font-name="Ubuntu"/>
    </style:style>
    <style:style style:name="ce109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109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0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0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17"/>
        <table:table-column table:style-name="co2" table:default-cell-style-name="ce117"/>
        <table:table-column table:style-name="co3" table:default-cell-style-name="ce117"/>
        <table:table-column table:style-name="co4" table:default-cell-style-name="ce117"/>
        <table:table-column table:style-name="co5" table:default-cell-style-name="ce117"/>
        <table:table-column table:style-name="co6" table:default-cell-style-name="ce117"/>
        <table:table-column table:style-name="co7" table:default-cell-style-name="ce117"/>
        <table:table-column table:style-name="co8" table:default-cell-style-name="ce117"/>
        <table:table-column table:style-name="co9" table:default-cell-style-name="ce117"/>
        <table:table-column table:style-name="co10" table:default-cell-style-name="ce117"/>
        <table:table-column table:style-name="co11" table:default-cell-style-name="ce117"/>
        <table:table-column table:style-name="co12" table:default-cell-style-name="ce117"/>
        <table:table-column table:style-name="co13" table:default-cell-style-name="ce117"/>
        <table:table-column table:style-name="co14" table:default-cell-style-name="ce117"/>
        <table:table-column table:style-name="co15" table:number-columns-repeated="50" table:default-cell-style-name="ce187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6-07" calcext:value-type="date">
            <text:p>June</text:p>
          </table:table-cell>
          <table:table-cell table:style-name="ce759"/>
          <table:table-cell table:style-name="ce752" table:number-columns-repeated="2"/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20331.45" calcext:value-type="float">
            <text:p>20331.45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689.48" calcext:value-type="float">
            <text:p>2689.4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79298666666667" calcext:value-type="float">
            <text:p>1.79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187" table:formula="of:=SUM([.H4:.H9])" office:value-type="float" office:value="14000" calcext:value-type="float">
            <text:p>14000</text:p>
          </table:table-cell>
          <table:table-cell table:style-name="ce187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formula="of:=[.I9]+[.H10]" office:value-type="float" office:value="16200" calcext:value-type="float">
            <text:p>16200</text:p>
          </table:table-cell>
          <table:table-cell table:style-name="ce187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1340.49" calcext:value-type="float">
            <text:p>-1340.49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formula="of:=[.I10]+[.H11]" office:value-type="float" office:value="18400" calcext:value-type="float">
            <text:p>18400</text:p>
          </table:table-cell>
          <table:table-cell table:style-name="ce187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formula="of:=[.I11]+[.H12]" office:value-type="float" office:value="20600" calcext:value-type="float">
            <text:p>20600</text:p>
          </table:table-cell>
          <table:table-cell table:style-name="ce187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95353.48" calcext:value-type="float">
            <text:p>95353.48</text:p>
          </table:table-cell>
          <table:table-cell table:style-name="ce572"/>
          <table:table-cell table:style-name="ce604" table:formula="of:=SUM([.D2:.D11])" office:value-type="float" office:value="116.842585" calcext:value-type="float">
            <text:p>116.84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187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47043508008308" calcext:value-type="percentage">
            <text:p>1.47%</text:p>
          </table:table-cell>
          <table:table-cell table:style-name="ce763" table:formula="of:=([.D13]*12)" office:value-type="float" office:value="1402.11102" calcext:value-type="float">
            <text:p>£1,402.11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 table:style-name="Default"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81310581723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number-columns-repeated="2"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0" calcext:value-type="float">
            <text:p>0</text:p>
          </table:table-cell>
          <table:table-cell table:style-name="ce751"/>
          <table:table-cell table:style-name="ce764" table:formula="of:=[.C17]/[.E19]" office:value-type="percentage" office:value="0.421412135650647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 office:value-type="float" office:value="0" calcext:value-type="float">
            <text:p>0</text:p>
          </table:table-cell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24431691328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89.7" calcext:value-type="float">
            <text:p>-89.7</text:p>
          </table:table-cell>
          <table:table-cell table:style-name="ce756" table:formula="of:=SUM([.C17:.C19])+[.D13]" office:value-type="float" office:value="5220.542585" calcext:value-type="float">
            <text:p>5,220.54</text:p>
          </table:table-cell>
          <table:table-cell table:style-name="ce764" table:formula="of:=[.C19]/[.E$19]" office:value-type="percentage" office:value="0.0171821220763014" calcext:value-type="percentage">
            <text:p>2%</text:p>
          </table:table-cell>
          <table:table-cell table:style-name="ce771" table:formula="of:=[.E19]*12" office:value-type="float" office:value="62646.51102" calcext:value-type="float">
            <text:p>£62,647</text:p>
          </table:table-cell>
          <table:table-cell table:style-name="ce777" table:formula="of:=[.G19]/52" office:value-type="float" office:value="1204.74059653846" calcext:value-type="float">
            <text:p>£1,204.74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5000" calcext:value-type="float">
            <text:p>850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01941500588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4276767123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Misc</text:p>
          </table:table-cell>
          <table:table-cell table:style-name="ce562" office:value-type="float" office:value="50" calcext:value-type="float">
            <text:p>5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3100" calcext:value-type="float">
            <text:p>310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77426875735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office:value-type="float" office:value="-129" calcext:value-type="float">
            <text:p>-129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61765358374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92" calcext:value-type="float">
            <text:p>292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1">(220 week)</text:span></text:p>
          </table:table-cell>
          <table:table-cell table:style-name="ce562" office:value-type="float" office:value="1150" calcext:value-type="float">
            <text:p>115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5*220)" office:value-type="float" office:value="50" calcext:value-type="float">
            <text:p>50</text:p>
          </table:table-cell>
          <table:table-cell table:style-name="ce758" table:formula="of:=[.C27]/[.$E$19]" office:value-type="percentage" office:value="0.18273962609578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1100" calcext:value-type="float">
            <text:p>11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01941500588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500" calcext:value-type="float">
            <text:p>5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0970750294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80" calcext:value-type="float">
            <text:p>8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01941500588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3252395076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119.48" calcext:value-type="float">
            <text:p>119.48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18118273812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style-name="ce562" office:value-type="float" office:value="450" calcext:value-type="float">
            <text:p>450</text:p>
          </table:table-cell>
          <table:table-cell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65169563309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</text:p>
          </table:table-cell>
          <table:table-cell table:style-name="ce562" office:value-type="float" office:value="56" calcext:value-type="float">
            <text:p>56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office:value-type="float" office:value="-40" calcext:value-type="float">
            <text:p>-4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77426875735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250" calcext:value-type="float">
            <text:p>25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52912250882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54853751471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style-name="ce562" office:value-type="float" office:value="55" calcext:value-type="float">
            <text:p>55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52912250882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number-columns-repeated="2"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52912250882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style-name="ce562" office:value-type="float" office:value="500" calcext:value-type="float">
            <text:p>5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0970750294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150" calcext:value-type="float">
            <text:p>150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15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0582450176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0" calcext:value-type="float">
            <text:p>0.00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493"/>
          <table:table-cell table:number-columns-repeated="2"/>
          <table:table-cell table:style-name="ce493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2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444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195"/>
        <table:table-column table:style-name="co15" table:number-columns-repeated="4" table:default-cell-style-name="ce187"/>
        <table:table-column table:style-name="co17" table:default-cell-style-name="ce117"/>
        <table:table-column table:style-name="co14" table:default-cell-style-name="ce117"/>
        <table:table-column table:style-name="co15" table:number-columns-repeated="57" table:default-cell-style-name="ce187"/>
        <table:table-row table:style-name="ro1">
          <table:table-cell table:style-name="ce497" office:value-type="string" calcext:value-type="string">
            <text:p>Capital One</text:p>
          </table:table-cell>
          <table:table-cell table:style-name="ce590" table:number-columns-repeated="2"/>
          <table:table-cell table:style-name="ce590" office:value-type="float" office:value="-995.52" calcext:value-type="float">
            <text:p>-995.52</text:p>
          </table:table-cell>
          <table:table-cell table:style-name="ce674"/>
          <table:table-cell table:number-columns-repeated="59"/>
        </table:table-row>
        <table:table-row table:style-name="ro1">
          <table:table-cell table:style-name="ce520"/>
          <table:table-cell table:style-name="ce669" office:value-type="float" office:value="25.64" calcext:value-type="float">
            <text:p>25.64</text:p>
          </table:table-cell>
          <table:table-cell table:style-name="ce669"/>
          <table:table-cell table:style-name="ce670" table:formula="of:=[.D1]-[.B2]+[.C2]" office:value-type="float" office:value="-1021.16" calcext:value-type="float">
            <text:p>-1021.16</text:p>
          </table:table-cell>
          <table:table-cell table:style-name="ce670"/>
          <table:table-cell table:style-name="ce677" office:value-type="string" calcext:value-type="string">
            <text:p>No.:</text:p>
          </table:table-cell>
          <table:table-cell table:style-name="ce682" office:value-type="string" calcext:value-type="string">
            <text:p>5312 0088 4657 1573</text:p>
          </table:table-cell>
          <table:table-cell table:style-name="ce677"/>
          <table:table-cell table:style-name="ce699"/>
          <table:table-cell/>
          <table:table-cell table:style-name="ce195"/>
          <table:table-cell table:number-columns-repeated="53"/>
        </table:table-row>
        <table:table-row table:style-name="ro1">
          <table:table-cell table:style-name="ce520"/>
          <table:table-cell table:style-name="ce670" office:value-type="float" office:value="10.26" calcext:value-type="float">
            <text:p>10.26</text:p>
          </table:table-cell>
          <table:table-cell table:style-name="ce670"/>
          <table:table-cell table:style-name="ce670" table:formula="of:=[.D2]-[.B3]+[.C3]" office:value-type="float" office:value="-1031.42" calcext:value-type="float">
            <text:p>-1031.42</text:p>
          </table:table-cell>
          <table:table-cell table:style-name="ce670"/>
          <table:table-cell table:style-name="ce678" office:value-type="string" calcext:value-type="string">
            <text:p>No.:</text:p>
          </table:table-cell>
          <table:table-cell table:style-name="ce211" office:value-type="string" calcext:value-type="string">
            <text:p>5312008846571573</text:p>
          </table:table-cell>
          <table:table-cell table:style-name="ce678"/>
          <table:table-cell table:style-name="ce228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520"/>
          <table:table-cell table:style-name="ce670" office:value-type="float" office:value="12.66" calcext:value-type="float">
            <text:p>12.66</text:p>
          </table:table-cell>
          <table:table-cell table:style-name="ce670"/>
          <table:table-cell table:style-name="ce670" table:formula="of:=[.D3]-[.B4]+[.C4]" office:value-type="float" office:value="-1044.08" calcext:value-type="float">
            <text:p>-1044.08</text:p>
          </table:table-cell>
          <table:table-cell table:style-name="ce670"/>
          <table:table-cell table:style-name="ce678" office:value-type="string" calcext:value-type="string">
            <text:p>Type:</text:p>
          </table:table-cell>
          <table:table-cell table:style-name="ce678" office:value-type="string" calcext:value-type="string">
            <text:p>MasterCard</text:p>
          </table:table-cell>
          <table:table-cell table:style-name="ce678"/>
          <table:table-cell table:style-name="ce701"/>
          <table:table-cell table:number-columns-repeated="55"/>
        </table:table-row>
        <table:table-row table:style-name="ro1">
          <table:table-cell table:style-name="ce520"/>
          <table:table-cell table:style-name="ce670" office:value-type="float" office:value="4.42" calcext:value-type="float">
            <text:p>4.42</text:p>
          </table:table-cell>
          <table:table-cell table:style-name="ce670"/>
          <table:table-cell table:style-name="ce670" table:formula="of:=[.D4]-[.B5]+[.C5]" office:value-type="float" office:value="-1048.5" calcext:value-type="float">
            <text:p>-1048.5</text:p>
          </table:table-cell>
          <table:table-cell table:style-name="ce670"/>
          <table:table-cell table:style-name="ce678" office:value-type="string" calcext:value-type="string">
            <text:p><text:s/></text:p>
          </table:table-cell>
          <table:table-cell table:style-name="ce211" office:value-type="string" calcext:value-type="string">
            <text:p>MARK R GADSBY</text:p>
          </table:table-cell>
          <table:table-cell table:style-name="ce678"/>
          <table:table-cell table:style-name="ce701"/>
          <table:table-cell table:number-columns-repeated="55"/>
        </table:table-row>
        <table:table-row table:style-name="ro1">
          <table:table-cell table:style-name="ce520"/>
          <table:table-cell table:style-name="ce670" office:value-type="float" office:value="24.71" calcext:value-type="float">
            <text:p>24.71</text:p>
          </table:table-cell>
          <table:table-cell table:style-name="ce670"/>
          <table:table-cell table:style-name="ce670" table:formula="of:=[.D5]-[.B6]+[.C6]" office:value-type="float" office:value="-1073.21" calcext:value-type="float">
            <text:p>-1073.21</text:p>
          </table:table-cell>
          <table:table-cell table:style-name="ce670"/>
          <table:table-cell table:style-name="ce678" office:value-type="string" calcext:value-type="string">
            <text:p>From:</text:p>
          </table:table-cell>
          <table:table-cell table:style-name="ce684" office:value-type="string" calcext:value-type="string">
            <text:p>8/19</text:p>
          </table:table-cell>
          <table:table-cell table:style-name="ce678"/>
          <table:table-cell table:style-name="ce701"/>
          <table:table-cell table:number-columns-repeated="55"/>
        </table:table-row>
        <table:table-row table:style-name="ro1">
          <table:table-cell table:style-name="ce520"/>
          <table:table-cell table:style-name="ce670" office:value-type="float" office:value="15.1" calcext:value-type="float">
            <text:p>15.1</text:p>
          </table:table-cell>
          <table:table-cell table:style-name="ce670"/>
          <table:table-cell table:style-name="ce672" table:formula="of:=[.D6]-[.B7]+[.C7]" office:value-type="float" office:value="-1088.31" calcext:value-type="float">
            <text:p>-1088.31</text:p>
          </table:table-cell>
          <table:table-cell table:style-name="ce670"/>
          <table:table-cell table:style-name="ce678" office:value-type="string" calcext:value-type="string">
            <text:p>To:</text:p>
          </table:table-cell>
          <table:table-cell table:style-name="ce684" office:value-type="string" calcext:value-type="string">
            <text:p>9/23</text:p>
          </table:table-cell>
          <table:table-cell table:style-name="ce678"/>
          <table:table-cell table:style-name="ce701"/>
          <table:table-cell table:number-columns-repeated="55"/>
        </table:table-row>
        <table:table-row table:style-name="ro1">
          <table:table-cell table:style-name="ce520"/>
          <table:table-cell table:style-name="ce670" office:value-type="float" office:value="5.5" calcext:value-type="float">
            <text:p>5.5</text:p>
          </table:table-cell>
          <table:table-cell table:style-name="ce670"/>
          <table:table-cell table:style-name="ce670" table:formula="of:=[.D7]-[.B8]+[.C8]" office:value-type="float" office:value="-1093.81" calcext:value-type="float">
            <text:p>-1093.81</text:p>
          </table:table-cell>
          <table:table-cell table:style-name="ce670"/>
          <table:table-cell table:style-name="ce678" office:value-type="string" calcext:value-type="string">
            <text:p>secure code</text:p>
          </table:table-cell>
          <table:table-cell table:style-name="ce685" office:value-type="string" calcext:value-type="string">
            <text:p>Florence98111</text:p>
          </table:table-cell>
          <table:table-cell table:style-name="ce686"/>
          <table:table-cell table:style-name="ce702"/>
          <table:table-cell table:number-columns-repeated="55"/>
        </table:table-row>
        <table:table-row table:style-name="ro1">
          <table:table-cell table:style-name="ce520"/>
          <table:table-cell table:style-name="ce670" office:value-type="float" office:value="229" calcext:value-type="float">
            <text:p>229</text:p>
          </table:table-cell>
          <table:table-cell table:style-name="ce670"/>
          <table:table-cell table:style-name="ce670" table:formula="of:=[.D8]-[.B9]+[.C9]" office:value-type="float" office:value="-1322.81" calcext:value-type="float">
            <text:p>-1322.81</text:p>
          </table:table-cell>
          <table:table-cell table:style-name="ce670"/>
          <table:table-cell table:style-name="ce678" office:value-type="string" calcext:value-type="string">
            <text:p>user id</text:p>
          </table:table-cell>
          <table:table-cell table:style-name="ce686" office:value-type="string" calcext:value-type="string">
            <text:p>MARKGADSBY</text:p>
          </table:table-cell>
          <table:table-cell table:style-name="ce686"/>
          <table:table-cell table:style-name="ce702"/>
          <table:table-cell table:number-columns-repeated="55"/>
        </table:table-row>
        <table:table-row table:style-name="ro1">
          <table:table-cell table:style-name="ce520"/>
          <table:table-cell table:style-name="ce670" office:value-type="float" office:value="5.17" calcext:value-type="float">
            <text:p>5.17</text:p>
          </table:table-cell>
          <table:table-cell table:style-name="ce670"/>
          <table:table-cell table:style-name="ce670" table:formula="of:=[.D9]-[.B10]+[.C10]" office:value-type="float" office:value="-1327.98" calcext:value-type="float">
            <text:p>-1327.98</text:p>
          </table:table-cell>
          <table:table-cell table:style-name="ce670"/>
          <table:table-cell table:style-name="ce679" table:number-columns-repeated="3"/>
          <table:table-cell table:style-name="ce703"/>
          <table:table-cell table:number-columns-repeated="55"/>
        </table:table-row>
        <table:table-row table:style-name="ro1">
          <table:table-cell table:style-name="ce520"/>
          <table:table-cell table:style-name="ce670" office:value-type="float" office:value="12.51" calcext:value-type="float">
            <text:p>12.51</text:p>
          </table:table-cell>
          <table:table-cell table:style-name="ce670"/>
          <table:table-cell table:style-name="ce670" table:formula="of:=[.D10]-[.B11]+[.C11]" office:value-type="float" office:value="-1340.49" calcext:value-type="float">
            <text:p>-1340.49</text:p>
          </table:table-cell>
          <table:table-cell table:style-name="ce670"/>
          <table:table-cell table:style-name="ce680"/>
          <table:table-cell table:number-columns-repeated="58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1]-[.B12]+[.C12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2]-[.B13]+[.C13]" office:value-type="float" office:value="-1340.49" calcext:value-type="float">
            <text:p>-1340.49</text:p>
          </table:table-cell>
          <table:table-cell table:style-name="ce675"/>
          <table:table-cell/>
          <table:table-cell table:style-name="ce687" office:value-type="string" calcext:value-type="string">
            <text:p>New Card:</text:p>
          </table:table-cell>
          <table:table-cell table:style-name="ce693"/>
          <table:table-cell table:number-columns-repeated="56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3]-[.B14]+[.C14]" office:value-type="float" office:value="-1340.49" calcext:value-type="float">
            <text:p>-1340.49</text:p>
          </table:table-cell>
          <table:table-cell table:style-name="ce675"/>
          <table:table-cell/>
          <table:table-cell table:style-name="ce688" office:value-type="string" calcext:value-type="string">
            <text:p>Update Oysters</text:p>
          </table:table-cell>
          <table:table-cell table:style-name="ce694"/>
          <table:table-cell table:number-columns-repeated="56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4]-[.B15]+[.C15]" office:value-type="float" office:value="-1340.49" calcext:value-type="float">
            <text:p>-1340.49</text:p>
          </table:table-cell>
          <table:table-cell table:style-name="ce675"/>
          <table:table-cell/>
          <table:table-cell table:style-name="ce689" office:value-type="string" calcext:value-type="string">
            <text:p>Update Film Club</text:p>
          </table:table-cell>
          <table:table-cell table:style-name="ce695"/>
          <table:table-cell table:number-columns-repeated="56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5]-[.B16]+[.C16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6]-[.B17]+[.C17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7]-[.B18]+[.C18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8]-[.B19]+[.C19]" office:value-type="float" office:value="-1340.49" calcext:value-type="float">
            <text:p>-1340.49</text:p>
          </table:table-cell>
          <table:table-cell table:style-name="ce675"/>
          <table:table-cell/>
          <table:table-cell table:style-name="ce690" office:value-type="string" calcext:value-type="string">
            <text:p>CPC </text:p>
          </table:table-cell>
          <table:table-cell table:style-name="ce696" office:value-type="string" calcext:value-type="string">
            <text:p>MarkGadsby</text:p>
          </table:table-cell>
          <table:table-cell table:style-name="ce696"/>
          <table:table-cell table:style-name="ce696" office:value-type="string" calcext:value-type="string">
            <text:p>Florence98?</text:p>
          </table:table-cell>
          <table:table-cell table:style-name="ce704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19]-[.B20]+[.C20]" office:value-type="float" office:value="-1340.49" calcext:value-type="float">
            <text:p>-1340.49</text:p>
          </table:table-cell>
          <table:table-cell table:style-name="ce675"/>
          <table:table-cell/>
          <table:table-cell table:style-name="ce691"/>
          <table:table-cell table:style-name="ce697" table:number-columns-repeated="3"/>
          <table:table-cell table:style-name="ce705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0]-[.B21]+[.C21]" office:value-type="float" office:value="-1340.49" calcext:value-type="float">
            <text:p>-1340.49</text:p>
          </table:table-cell>
          <table:table-cell table:style-name="ce675"/>
          <table:table-cell/>
          <table:table-cell table:style-name="ce691"/>
          <table:table-cell table:style-name="ce697" table:number-columns-repeated="3"/>
          <table:table-cell table:style-name="ce705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1]-[.B22]+[.C22]" office:value-type="float" office:value="-1340.49" calcext:value-type="float">
            <text:p>-1340.49</text:p>
          </table:table-cell>
          <table:table-cell table:style-name="ce675"/>
          <table:table-cell/>
          <table:table-cell table:style-name="ce691"/>
          <table:table-cell table:style-name="ce697" table:number-columns-repeated="3"/>
          <table:table-cell table:style-name="ce705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2]-[.B23]+[.C23]" office:value-type="float" office:value="-1340.49" calcext:value-type="float">
            <text:p>-1340.49</text:p>
          </table:table-cell>
          <table:table-cell table:style-name="ce675"/>
          <table:table-cell/>
          <table:table-cell table:style-name="ce691"/>
          <table:table-cell table:style-name="ce697" table:number-columns-repeated="3"/>
          <table:table-cell table:style-name="ce705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3]-[.B24]+[.C24]" office:value-type="float" office:value="-1340.49" calcext:value-type="float">
            <text:p>-1340.49</text:p>
          </table:table-cell>
          <table:table-cell table:style-name="ce675"/>
          <table:table-cell/>
          <table:table-cell table:style-name="ce692"/>
          <table:table-cell table:style-name="ce698" table:number-columns-repeated="3"/>
          <table:table-cell table:style-name="ce706"/>
          <table:table-cell table:number-columns-repeated="53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4]-[.B25]+[.C25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5]-[.B26]+[.C26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6]-[.B27]+[.C27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7]-[.B28]+[.C28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8]-[.B29]+[.C29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29]-[.B30]+[.C30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0]-[.B31]+[.C31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1]-[.B32]+[.C32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2]-[.B33]+[.C33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3]-[.B34]+[.C34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4]-[.B35]+[.C35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5]-[.B36]+[.C36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3">
          <table:table-cell table:style-name="ce520"/>
          <table:table-cell table:style-name="ce670" table:number-columns-repeated="2"/>
          <table:table-cell table:style-name="ce670" table:formula="of:=[.D36]-[.B37]+[.C37]" office:value-type="float" office:value="-1340.49" calcext:value-type="float">
            <text:p>-1340.49</text:p>
          </table:table-cell>
          <table:table-cell table:style-name="ce675"/>
          <table:table-cell table:style-name="ce681"/>
          <table:table-cell table:number-columns-repeated="58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7]-[.B38]+[.C38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8]-[.B39]+[.C39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39]-[.B40]+[.C40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40]-[.B41]+[.C41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41]-[.B42]+[.C42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42]-[.B43]+[.C43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20"/>
          <table:table-cell table:style-name="ce670" table:number-columns-repeated="2"/>
          <table:table-cell table:style-name="ce670" table:formula="of:=[.D43]-[.B44]+[.C44]" office:value-type="float" office:value="-1340.49" calcext:value-type="float">
            <text:p>-1340.49</text:p>
          </table:table-cell>
          <table:table-cell table:style-name="ce675"/>
          <table:table-cell table:number-columns-repeated="59"/>
        </table:table-row>
        <table:table-row table:style-name="ro1">
          <table:table-cell table:style-name="ce539" office:value-type="string" calcext:value-type="string">
            <text:p>Total</text:p>
          </table:table-cell>
          <table:table-cell table:style-name="ce671" table:number-columns-repeated="2"/>
          <table:table-cell table:style-name="ce673" table:formula="of:=[.D44]-[.B45]+[.C45]" office:value-type="float" office:value="-1340.49" calcext:value-type="float">
            <text:p>-1340.49</text:p>
          </table:table-cell>
          <table:table-cell table:style-name="ce676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195"/>
        <table:table-column table:style-name="co15" table:number-columns-repeated="2" table:default-cell-style-name="ce187"/>
        <table:table-column table:style-name="co18" table:default-cell-style-name="ce257"/>
        <table:table-column table:style-name="co19" table:default-cell-style-name="ce117"/>
        <table:table-column table:style-name="co14" table:default-cell-style-name="ce117"/>
        <table:table-column table:style-name="co20" table:default-cell-style-name="ce117"/>
        <table:table-column table:style-name="co21" table:default-cell-style-name="ce117"/>
        <table:table-column table:style-name="co15" table:number-columns-repeated="56" table:default-cell-style-name="ce187"/>
        <table:table-row table:style-name="ro1">
          <table:table-cell table:style-name="ce707" office:value-type="string" calcext:value-type="string">
            <text:p>SMILE</text:p>
          </table:table-cell>
          <table:table-cell table:style-name="ce715" table:number-columns-repeated="2"/>
          <table:table-cell table:style-name="ce722" office:value-type="float" office:value="18199.99" calcext:value-type="float">
            <text:p>18199.99</text:p>
          </table:table-cell>
          <table:table-cell table:style-name="ce730"/>
          <table:table-cell table:number-columns-repeated="59"/>
        </table:table-row>
        <table:table-row table:style-name="ro1">
          <table:table-cell table:style-name="ce708"/>
          <table:table-cell table:style-name="ce716" office:value-type="float" office:value="11.54" calcext:value-type="float">
            <text:p>11.54</text:p>
          </table:table-cell>
          <table:table-cell table:style-name="ce716"/>
          <table:table-cell table:style-name="ce723" table:formula="of:=[.D1]-[.B2]+[.C2]" office:value-type="float" office:value="18188.45" calcext:value-type="float">
            <text:p>18188.45</text:p>
          </table:table-cell>
          <table:table-cell table:style-name="ce716"/>
          <table:table-cell table:style-name="ce734" office:value-type="string" calcext:value-type="string">
            <text:p>10001112</text:p>
          </table:table-cell>
          <table:table-cell table:style-name="ce734" table:number-columns-repeated="2"/>
          <table:table-cell table:style-name="ce783"/>
          <table:table-cell table:number-columns-repeated="55"/>
        </table:table-row>
        <table:table-row table:style-name="ro1">
          <table:table-cell table:style-name="ce708"/>
          <table:table-cell table:style-name="ce716" office:value-type="float" office:value="57" calcext:value-type="float">
            <text:p>57</text:p>
          </table:table-cell>
          <table:table-cell table:style-name="ce716"/>
          <table:table-cell table:style-name="ce723" table:formula="of:=[.D2]-[.B3]+[.C3]" office:value-type="float" office:value="18131.45" calcext:value-type="float">
            <text:p>18131.45</text:p>
          </table:table-cell>
          <table:table-cell table:style-name="ce716"/>
          <table:table-cell table:style-name="ce735" office:value-type="string" calcext:value-type="string">
            <text:p>08 92 86</text:p>
          </table:table-cell>
          <table:table-cell table:style-name="ce735" table:number-columns-repeated="2"/>
          <table:table-cell table:style-name="ce784"/>
          <table:table-cell table:number-columns-repeated="55"/>
        </table:table-row>
        <table:table-row table:style-name="ro1">
          <table:table-cell table:style-name="ce708"/>
          <table:table-cell table:style-name="ce716"/>
          <table:table-cell table:style-name="ce716" office:value-type="float" office:value="2200" calcext:value-type="float">
            <text:p>2200</text:p>
          </table:table-cell>
          <table:table-cell table:style-name="ce723" table:formula="of:=[.D3]-[.B4]+[.C4]" office:value-type="float" office:value="20331.45" calcext:value-type="float">
            <text:p>20331.45</text:p>
          </table:table-cell>
          <table:table-cell table:style-name="ce716"/>
          <table:table-cell table:style-name="ce735" office:value-type="string" calcext:value-type="string">
            <text:p>4988245723003140</text:p>
          </table:table-cell>
          <table:table-cell table:style-name="ce735" table:number-columns-repeated="2"/>
          <table:table-cell table:style-name="ce784"/>
          <table:table-cell table:number-columns-repeated="55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4]-[.B5]+[.C5]" office:value-type="float" office:value="20331.45" calcext:value-type="float">
            <text:p>20331.45</text:p>
          </table:table-cell>
          <table:table-cell table:style-name="ce716"/>
          <table:table-cell table:style-name="ce735" office:value-type="string" calcext:value-type="string">
            <text:p>4988 2457 2300 3140</text:p>
          </table:table-cell>
          <table:table-cell table:style-name="ce735"/>
          <table:table-cell table:style-name="ce735" office:value-type="float" office:value="154" calcext:value-type="float">
            <text:p>154</text:p>
          </table:table-cell>
          <table:table-cell table:style-name="ce784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5]-[.B6]+[.C6]" office:value-type="float" office:value="20331.45" calcext:value-type="float">
            <text:p>20331.45</text:p>
          </table:table-cell>
          <table:table-cell table:style-name="ce716"/>
          <table:table-cell table:style-name="ce736" office:value-type="string" calcext:value-type="string">
            <text:p>05/17</text:p>
          </table:table-cell>
          <table:table-cell table:style-name="ce735" table:number-columns-repeated="2"/>
          <table:table-cell table:style-name="ce784"/>
          <table:table-cell table:number-columns-repeated="55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6]-[.B7]+[.C7]" office:value-type="float" office:value="20331.45" calcext:value-type="float">
            <text:p>20331.45</text:p>
          </table:table-cell>
          <table:table-cell table:style-name="ce716"/>
          <table:table-cell table:style-name="ce735" office:value-type="string" calcext:value-type="string">
            <text:p>06/20</text:p>
          </table:table-cell>
          <table:table-cell table:style-name="ce735" table:number-columns-repeated="2"/>
          <table:table-cell table:style-name="ce784"/>
          <table:table-cell table:number-columns-repeated="55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7]-[.B8]+[.C8]" office:value-type="float" office:value="20331.45" calcext:value-type="float">
            <text:p>20331.45</text:p>
          </table:table-cell>
          <table:table-cell table:style-name="ce716"/>
          <table:table-cell table:style-name="ce737" office:value-type="string" calcext:value-type="string">
            <text:p>MR MARK R GADSBY</text:p>
          </table:table-cell>
          <table:table-cell table:style-name="ce737" table:number-columns-repeated="2"/>
          <table:table-cell table:style-name="ce785"/>
          <table:table-cell table:number-columns-repeated="55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8]-[.B9]+[.C9]" office:value-type="float" office:value="20331.45" calcext:value-type="float">
            <text:p>20331.45</text:p>
          </table:table-cell>
          <table:table-cell table:style-name="ce731"/>
          <table:table-cell table:number-columns-repeated="59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9]-[.B10]+[.C10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257"/>
          <table:table-cell table:number-columns-repeated="57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10]-[.B11]+[.C11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257"/>
          <table:table-cell table:number-columns-repeated="57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11]-[.B12]+[.C12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493"/>
          <table:table-cell table:number-columns-repeated="57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12]-[.B13]+[.C13]" office:value-type="float" office:value="20331.45" calcext:value-type="float">
            <text:p>20331.45</text:p>
          </table:table-cell>
          <table:table-cell table:style-name="ce731"/>
          <table:table-cell table:number-columns-repeated="59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13]-[.B14]+[.C14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257"/>
          <table:table-cell table:style-name="ce493"/>
          <table:table-cell/>
          <table:table-cell table:style-name="ce493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14]-[.B15]+[.C15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38"/>
          <table:table-cell table:number-columns-repeated="2"/>
          <table:table-cell table:style-name="ce493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15]-[.B16]+[.C16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39"/>
          <table:table-cell table:style-name="ce257"/>
          <table:table-cell/>
          <table:table-cell table:style-name="ce493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16]-[.B17]+[.C17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39"/>
          <table:table-cell table:style-name="ce275"/>
          <table:table-cell table:style-name="ce743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17]-[.B18]+[.C18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39"/>
          <table:table-cell table:style-name="ce743"/>
          <table:table-cell table:style-name="ce275"/>
          <table:table-cell table:style-name="ce786"/>
          <table:table-cell table:number-columns-repeated="54"/>
        </table:table-row>
        <table:table-row table:style-name="ro4">
          <table:table-cell table:style-name="ce708"/>
          <table:table-cell table:style-name="ce716" table:number-columns-repeated="2"/>
          <table:table-cell table:style-name="ce723" table:formula="of:=[.D18]-[.B19]+[.C19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39"/>
          <table:table-cell table:style-name="ce743"/>
          <table:table-cell table:style-name="ce786"/>
          <table:table-cell table:style-name="ce275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19]-[.B20]+[.C20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40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20]-[.B21]+[.C21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41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9"/>
          <table:table-cell table:style-name="ce716" table:number-columns-repeated="2"/>
          <table:table-cell table:style-name="ce723" table:formula="of:=[.D21]-[.B22]+[.C22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Default"/>
          <table:table-cell/>
          <table:table-cell table:style-name="ce275"/>
          <table:table-cell table:number-columns-repeated="55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22]-[.B23]+[.C23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270" table:number-columns-repeated="4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23]-[.B24]+[.C24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257"/>
          <table:table-cell table:style-name="ce275"/>
          <table:table-cell table:style-name="ce786" table:number-columns-repeated="2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24]-[.B25]+[.C25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43"/>
          <table:table-cell table:style-name="ce275"/>
          <table:table-cell table:style-name="ce743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25]-[.B26]+[.C26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49"/>
          <table:table-cell table:style-name="ce275"/>
          <table:table-cell table:style-name="ce786"/>
          <table:table-cell table:style-name="ce275"/>
          <table:table-cell table:style-name="ce257"/>
          <table:table-cell table:number-columns-repeated="53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26]-[.B27]+[.C27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73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27]-[.B28]+[.C28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73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28]-[.B29]+[.C29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49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29]-[.B30]+[.C30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49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0]-[.B31]+[.C31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49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1]-[.B32]+[.C32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49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2]-[.B33]+[.C33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78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3]-[.B34]+[.C34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73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4]-[.B35]+[.C35]" office:value-type="float" office:value="20331.45" calcext:value-type="float">
            <text:p>20331.45</text:p>
          </table:table-cell>
          <table:table-cell table:style-name="ce730"/>
          <table:table-cell/>
          <table:table-cell table:style-name="ce749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5]-[.B36]+[.C36]" office:value-type="float" office:value="20331.45" calcext:value-type="float">
            <text:p>20331.45</text:p>
          </table:table-cell>
          <table:table-cell table:style-name="ce731"/>
          <table:table-cell/>
          <table:table-cell table:style-name="ce749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6]-[.B37]+[.C37]" office:value-type="float" office:value="20331.45" calcext:value-type="float">
            <text:p>20331.45</text:p>
          </table:table-cell>
          <table:table-cell table:style-name="ce730"/>
          <table:table-cell/>
          <table:table-cell table:style-name="ce749"/>
          <table:table-cell table:style-name="ce275"/>
          <table:table-cell table:number-columns-repeated="56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7]-[.B38]+[.C38]" office:value-type="float" office:value="20331.45" calcext:value-type="float">
            <text:p>20331.45</text:p>
          </table:table-cell>
          <table:table-cell table:style-name="ce730"/>
          <table:table-cell table:number-columns-repeated="59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8]-[.B39]+[.C39]" office:value-type="float" office:value="20331.45" calcext:value-type="float">
            <text:p>20331.45</text:p>
          </table:table-cell>
          <table:table-cell table:style-name="ce730"/>
          <table:table-cell table:number-columns-repeated="59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39]-[.B40]+[.C40]" office:value-type="float" office:value="20331.45" calcext:value-type="float">
            <text:p>20331.45</text:p>
          </table:table-cell>
          <table:table-cell table:style-name="ce730"/>
          <table:table-cell table:number-columns-repeated="59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40]-[.B41]+[.C41]" office:value-type="float" office:value="20331.45" calcext:value-type="float">
            <text:p>20331.45</text:p>
          </table:table-cell>
          <table:table-cell table:style-name="ce730"/>
          <table:table-cell table:number-columns-repeated="59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41]-[.B42]+[.C42]" office:value-type="float" office:value="20331.45" calcext:value-type="float">
            <text:p>20331.45</text:p>
          </table:table-cell>
          <table:table-cell table:style-name="ce730"/>
          <table:table-cell table:number-columns-repeated="59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42]-[.B43]+[.C43]" office:value-type="float" office:value="20331.45" calcext:value-type="float">
            <text:p>20331.45</text:p>
          </table:table-cell>
          <table:table-cell table:style-name="ce730"/>
          <table:table-cell table:number-columns-repeated="59"/>
        </table:table-row>
        <table:table-row table:style-name="ro1">
          <table:table-cell table:style-name="ce708"/>
          <table:table-cell table:style-name="ce716" table:number-columns-repeated="2"/>
          <table:table-cell table:style-name="ce723" table:formula="of:=[.D43]-[.B44]+[.C44]" office:value-type="float" office:value="20331.45" calcext:value-type="float">
            <text:p>20331.45</text:p>
          </table:table-cell>
          <table:table-cell table:style-name="ce730"/>
          <table:table-cell table:number-columns-repeated="59"/>
        </table:table-row>
        <table:table-row table:style-name="ro1">
          <table:table-cell table:style-name="ce710" office:value-type="string" calcext:value-type="string">
            <text:p>Total</text:p>
          </table:table-cell>
          <table:table-cell table:style-name="ce717" table:number-columns-repeated="2"/>
          <table:table-cell table:style-name="ce724" table:formula="of:=[.D44]-[.B45]+[.C45]" office:value-type="float" office:value="20331.45" calcext:value-type="float">
            <text:p>20331.45</text:p>
          </table:table-cell>
          <table:table-cell table:style-name="ce732"/>
          <table:table-cell table:number-columns-repeated="59"/>
        </table:table-row>
        <table:table-row table:style-name="ro1">
          <table:table-cell table:style-name="ce711"/>
          <table:table-cell table:style-name="ce718" table:number-columns-repeated="2"/>
          <table:table-cell table:style-name="ce725"/>
          <table:table-cell table:style-name="ce733"/>
          <table:table-cell table:number-columns-repeated="59"/>
        </table:table-row>
        <table:table-row table:style-name="ro1">
          <table:table-cell table:style-name="ce712" office:value-type="string" calcext:value-type="string">
            <text:p>Info:</text:p>
          </table:table-cell>
          <table:table-cell table:style-name="ce719" table:number-columns-repeated="2"/>
          <table:table-cell table:style-name="ce726"/>
          <table:table-cell table:style-name="ce733"/>
          <table:table-cell table:number-columns-repeated="59"/>
        </table:table-row>
        <table:table-row table:style-name="ro1">
          <table:table-cell table:style-name="ce713" office:value-type="string" calcext:value-type="string">
            <text:p>ICE Save Originator Identification 424430</text:p>
          </table:table-cell>
          <table:table-cell table:style-name="ce720" table:number-columns-repeated="2"/>
          <table:table-cell table:style-name="ce727"/>
          <table:table-cell table:style-name="ce733"/>
          <table:table-cell table:number-columns-repeated="59"/>
        </table:table-row>
        <table:table-row table:style-name="ro1">
          <table:table-cell table:style-name="ce714" office:value-type="string" calcext:value-type="string">
            <text:p>Ref: INV DD 000571060</text:p>
          </table:table-cell>
          <table:table-cell table:style-name="ce721" table:number-columns-repeated="2"/>
          <table:table-cell table:style-name="ce728"/>
          <table:table-cell table:style-name="ce733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793"/>
        <table:table-column table:style-name="co23" table:default-cell-style-name="ce793"/>
        <table:table-column table:style-name="co24" table:default-cell-style-name="ce793"/>
        <table:table-column table:style-name="co25" table:default-cell-style-name="ce793"/>
        <table:table-column table:style-name="co26" table:default-cell-style-name="ce805"/>
        <table:table-column table:style-name="co27" table:default-cell-style-name="ce793"/>
        <table:table-column table:style-name="co28" table:default-cell-style-name="ce805"/>
        <table:table-column table:style-name="co11" table:default-cell-style-name="ce805"/>
        <table:table-column table:style-name="co29" table:default-cell-style-name="ce805"/>
        <table:table-column table:style-name="co3" table:default-cell-style-name="ce793"/>
        <table:table-column table:style-name="co15" table:default-cell-style-name="ce853"/>
        <table:table-column table:style-name="co30" table:default-cell-style-name="ce805"/>
        <table:table-column table:style-name="co20" table:default-cell-style-name="ce793"/>
        <table:table-column table:style-name="co15" table:number-columns-repeated="2" table:default-cell-style-name="ce853"/>
        <table:table-column table:style-name="co10" table:default-cell-style-name="ce793"/>
        <table:table-column table:style-name="co31" table:default-cell-style-name="ce793"/>
        <table:table-column table:style-name="co15" table:number-columns-repeated="47" table:default-cell-style-name="ce853"/>
        <table:table-row table:style-name="ro1">
          <table:table-cell table:style-name="ce787" office:value-type="string" calcext:value-type="string">
            <text:p>From Apr 2019</text:p>
          </table:table-cell>
          <table:table-cell table:style-name="ce794"/>
          <table:table-cell table:style-name="ce799" office:value-type="string" calcext:value-type="string">
            <text:p>Date</text:p>
          </table:table-cell>
          <table:table-cell table:style-name="ce811" office:value-type="string" calcext:value-type="string">
            <text:p>Give aways</text:p>
          </table:table-cell>
          <table:table-cell table:style-name="ce811" office:value-type="string" calcext:value-type="string">
            <text:p>End March</text:p>
          </table:table-cell>
          <table:table-cell table:style-name="ce822" office:value-type="string" calcext:value-type="string">
            <text:p>Contribution</text:p>
          </table:table-cell>
          <table:table-cell/>
          <table:table-cell table:style-name="ce830" office:value-type="string" calcext:value-type="string">
            <text:p>Threshold</text:p>
          </table:table-cell>
          <table:table-cell table:style-name="ce837"/>
          <table:table-cell table:number-columns-repeated="2"/>
          <table:table-cell table:style-name="ce793"/>
          <table:table-cell table:number-columns-repeated="52"/>
        </table:table-row>
        <table:table-row table:style-name="ro1">
          <table:table-cell table:style-name="ce788" office:value-type="string" calcext:value-type="string">
            <text:p>Interest</text:p>
          </table:table-cell>
          <table:table-cell table:style-name="ce795" table:formula="of:=[$'Balance Sheet'.E14]" office:value-type="percentage" office:value="0.0147043508008308" calcext:value-type="percentage">
            <text:p>1.47%</text:p>
          </table:table-cell>
          <table:table-cell table:style-name="ce800"/>
          <table:table-cell table:style-name="ce812" office:value-type="float" office:value="0" calcext:value-type="float">
            <text:p>£0.00</text:p>
          </table:table-cell>
          <table:table-cell table:style-name="ce812" office:value-type="float" office:value="56500" calcext:value-type="float">
            <text:p>£56,500.00</text:p>
          </table:table-cell>
          <table:table-cell table:style-name="ce823" office:value-type="float" office:value="2500" calcext:value-type="float">
            <text:p>£2,500.00</text:p>
          </table:table-cell>
          <table:table-cell/>
          <table:table-cell table:style-name="ce831" office:value-type="float" office:value="550" calcext:value-type="float">
            <text:p>550.00</text:p>
          </table:table-cell>
          <table:table-cell table:style-name="ce838" office:value-type="string" calcext:value-type="string">
            <text:p>House</text:p>
          </table:table-cell>
          <table:table-cell table:number-columns-repeated="2"/>
          <table:table-cell table:style-name="ce793"/>
          <table:table-cell table:number-columns-repeated="52"/>
        </table:table-row>
        <table:table-row table:style-name="ro1">
          <table:table-cell table:style-name="ce789" office:value-type="float" office:value="56" calcext:value-type="float">
            <text:p>56</text:p>
          </table:table-cell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Apr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]+([.$F$2])-[.D3]" office:value-type="float" office:value="59000" calcext:value-type="float">
            <text:p>£59,000.00</text:p>
          </table:table-cell>
          <table:table-cell table:style-name="ce823"/>
          <table:table-cell/>
          <table:table-cell table:style-name="ce832" table:formula="of:=650-[.H2]" office:value-type="float" office:value="100" calcext:value-type="float">
            <text:p>100.00</text:p>
          </table:table-cell>
          <table:table-cell table:style-name="ce839" office:value-type="string" calcext:value-type="string">
            <text:p>Cash</text:p>
          </table:table-cell>
          <table:table-cell table:number-columns-repeated="2"/>
          <table:table-cell table:style-name="ce793"/>
          <table:table-cell table:number-columns-repeated="52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Ma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3]+([.$F$2])-[.D4]" office:value-type="float" office:value="61500" calcext:value-type="float">
            <text:p>£61,500.00</text:p>
          </table:table-cell>
          <table:table-cell table:style-name="ce823"/>
          <table:table-cell table:number-columns-repeated="58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June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4]+([.$F$2])-[.D5]" office:value-type="float" office:value="64000" calcext:value-type="float">
            <text:p>£64,000.00</text:p>
          </table:table-cell>
          <table:table-cell table:style-name="ce823"/>
          <table:table-cell table:style-name="ce828"/>
          <table:table-cell table:style-name="ce806" office:value-type="string" calcext:value-type="string">
            <text:p>Age 68</text:p>
          </table:table-cell>
          <table:table-cell table:number-columns-repeated="2"/>
          <table:table-cell table:style-name="ce854" office:value-type="string" calcext:value-type="string">
            <text:p>Equitable Life</text:p>
          </table:table-cell>
          <table:table-cell table:style-name="ce869"/>
          <table:table-cell table:style-name="ce877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Jul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5]+([.$F$2])-[.D6]" office:value-type="float" office:value="66500" calcext:value-type="float">
            <text:p>£66,500.00</text:p>
          </table:table-cell>
          <table:table-cell table:style-name="ce823"/>
          <table:table-cell table:style-name="ce828"/>
          <table:table-cell table:style-name="ce833" office:value-type="string" calcext:value-type="string">
            <text:p>Thermo</text:p>
          </table:table-cell>
          <table:table-cell table:style-name="ce840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Aug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6]+([.$F$2])-[.D7]" office:value-type="float" office:value="69000" calcext:value-type="float">
            <text:p>£69,000.00</text:p>
          </table:table-cell>
          <table:table-cell table:style-name="ce823"/>
          <table:table-cell table:style-name="ce828"/>
          <table:table-cell table:style-name="ce834" office:value-type="string" calcext:value-type="string">
            <text:p>State</text:p>
          </table:table-cell>
          <table:table-cell table:style-name="ce841" table:formula="of:=168.6*52" office:value-type="float" office:value="8767.2" calcext:value-type="float">
            <text:p>8767.20</text:p>
          </table:table-cell>
          <table:table-cell table:style-name="ce805"/>
          <table:table-cell table:number-columns-repeated="54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Sep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7]-[.D8]" office:value-type="float" office:value="69000" calcext:value-type="float">
            <text:p>£69,000.00</text:p>
          </table:table-cell>
          <table:table-cell table:style-name="ce823"/>
          <table:table-cell table:style-name="ce828"/>
          <table:table-cell table:style-name="ce834" office:value-type="string" calcext:value-type="string">
            <text:p>Lump</text:p>
          </table:table-cell>
          <table:table-cell table:style-name="ce841" table:formula="of:=((([.E31])/2)+[.M15]+[.M5])*[.B2]" office:value-type="float" office:value="4155.76659405733" calcext:value-type="float">
            <text:p>4155.77</text:p>
          </table:table-cell>
          <table:table-cell table:style-name="ce821" table:formula="of:=([.E31])+[.M15]+[.M5]" office:value-type="float" office:value="313823.511953642" calcext:value-type="float">
            <text:p>313,824</text:p>
          </table:table-cell>
          <table:table-cell table:style-name="ce855"/>
          <table:table-cell table:number-columns-repeated="53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Oct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8]+([.$F$9])-[.D9]" office:value-type="float" office:value="71000" calcext:value-type="float">
            <text:p>£71,000.00</text:p>
          </table:table-cell>
          <table:table-cell table:style-name="ce823" office:value-type="float" office:value="2000" calcext:value-type="float">
            <text:p>£2,000.00</text:p>
          </table:table-cell>
          <table:table-cell table:style-name="ce829"/>
          <table:table-cell table:style-name="ce834" office:value-type="string" calcext:value-type="string">
            <text:p>TP</text:p>
          </table:table-cell>
          <table:table-cell table:style-name="ce841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Nov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9]+([.$F$9])-[.D10]" office:value-type="float" office:value="73000" calcext:value-type="float">
            <text:p>£73,000.00</text:p>
          </table:table-cell>
          <table:table-cell table:style-name="ce823"/>
          <table:table-cell/>
          <table:table-cell table:style-name="ce834"/>
          <table:table-cell table:style-name="ce841"/>
          <table:table-cell/>
          <table:table-cell table:style-name="ce856"/>
          <table:table-cell table:style-name="ce870"/>
          <table:table-cell table:style-name="ce878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Dec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0]+([.$F$9])-[.D11]" office:value-type="float" office:value="75000" calcext:value-type="float">
            <text:p>£75,000.00</text:p>
          </table:table-cell>
          <table:table-cell table:style-name="ce823"/>
          <table:table-cell/>
          <table:table-cell table:style-name="ce834" office:value-type="string" calcext:value-type="string">
            <text:p>Gross</text:p>
          </table:table-cell>
          <table:table-cell table:style-name="ce841" table:formula="of:=SUM([.I6:.I9])" office:value-type="float" office:value="17522.9665940573" calcext:value-type="float">
            <text:p>17522.97</text:p>
          </table:table-cell>
          <table:table-cell/>
          <table:table-cell table:style-name="ce857"/>
          <table:table-cell table:style-name="ce871"/>
          <table:table-cell table:style-name="ce879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Jan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1]+([.$F$9])-[.D12]" office:value-type="float" office:value="77000" calcext:value-type="float">
            <text:p>£77,000.00</text:p>
          </table:table-cell>
          <table:table-cell table:style-name="ce823"/>
          <table:table-cell/>
          <table:table-cell table:style-name="ce834"/>
          <table:table-cell table:style-name="ce841" office:value-type="string" calcext:value-type="string">
            <text:p><text:s/></text:p>
          </table:table-cell>
          <table:table-cell/>
          <table:table-cell table:style-name="ce857"/>
          <table:table-cell table:style-name="ce872" office:value-type="float" office:value="10" calcext:value-type="float">
            <text:p>10</text:p>
          </table:table-cell>
          <table:table-cell table:style-name="ce880" table:formula="of:=[.L12]*[.B2]+1" office:value-type="percentage" office:value="1.14704350800831" calcext:value-type="percentage">
            <text:p>114.70%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Feb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2]+([.$F$9])-[.D13]" office:value-type="float" office:value="79000" calcext:value-type="float">
            <text:p>£79,000.00</text:p>
          </table:table-cell>
          <table:table-cell table:style-name="ce823"/>
          <table:table-cell/>
          <table:table-cell table:style-name="ce834" office:value-type="string" calcext:value-type="string">
            <text:p>Net</text:p>
          </table:table-cell>
          <table:table-cell table:style-name="ce841" table:formula="of:=[.I11]*0.88" office:value-type="float" office:value="15420.2106027705" calcext:value-type="float">
            <text:p>15420.21</text:p>
          </table:table-cell>
          <table:table-cell/>
          <table:table-cell table:style-name="ce857"/>
          <table:table-cell table:style-name="ce871"/>
          <table:table-cell table:style-name="ce881" table:formula="of:=([.M10]+[.M12])*[.M12]" office:value-type="float" office:value="240880.452390554" calcext:value-type="float">
            <text:p>240880.45</text:p>
          </table:table-cell>
          <table:table-cell table:number-columns-repeated="51"/>
        </table:table-row>
        <table:table-row table:style-name="ro1">
          <table:table-cell table:style-name="ce789" office:value-type="float" office:value="57" calcext:value-type="float">
            <text:p>57</text:p>
          </table:table-cell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Mar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3]+([.$F$9])-[.D14]" office:value-type="float" office:value="81000" calcext:value-type="float">
            <text:p>£81,000.00</text:p>
          </table:table-cell>
          <table:table-cell table:style-name="ce823"/>
          <table:table-cell/>
          <table:table-cell table:style-name="ce834" office:value-type="string" calcext:value-type="string">
            <text:p>Bills</text:p>
          </table:table-cell>
          <table:table-cell table:style-name="ce841" table:formula="of:=[$Bills.D85]/2" office:value-type="float" office:value="2818.66" calcext:value-type="float">
            <text:p>2818.66</text:p>
          </table:table-cell>
          <table:table-cell/>
          <table:table-cell table:style-name="ce857"/>
          <table:table-cell table:style-name="ce871"/>
          <table:table-cell table:style-name="ce879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Apr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4]+([.$F$9])-[.D15]" office:value-type="float" office:value="83000" calcext:value-type="float">
            <text:p>£83,000.00</text:p>
          </table:table-cell>
          <table:table-cell table:style-name="ce823"/>
          <table:table-cell/>
          <table:table-cell table:style-name="ce835"/>
          <table:table-cell table:style-name="ce841"/>
          <table:table-cell/>
          <table:table-cell table:style-name="ce857"/>
          <table:table-cell table:style-name="ce871" office:value-type="float" office:value="1" calcext:value-type="float">
            <text:p>1.00</text:p>
          </table:table-cell>
          <table:table-cell table:style-name="ce882" table:formula="of:=[.M13]*[.L15]" office:value-type="float" office:value="240880.452390554" calcext:value-type="float">
            <text:p>240,880 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Ma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5]+([.$F$9])-[.D16]" office:value-type="float" office:value="85000" calcext:value-type="float">
            <text:p>£85,000.00</text:p>
          </table:table-cell>
          <table:table-cell table:style-name="ce823"/>
          <table:table-cell/>
          <table:table-cell table:style-name="ce835" office:value-type="string" calcext:value-type="string">
            <text:p>Cash</text:p>
          </table:table-cell>
          <table:table-cell table:style-name="ce841" table:formula="of:=[.I13]-[.I14]" office:value-type="float" office:value="12601.5506027705" calcext:value-type="float">
            <text:p>12601.55</text:p>
          </table:table-cell>
          <table:table-cell/>
          <table:table-cell table:style-name="ce857"/>
          <table:table-cell table:style-name="ce871" office:value-type="float" office:value="0" calcext:value-type="float">
            <text:p>0.00</text:p>
          </table:table-cell>
          <table:table-cell table:style-name="ce882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June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6]+([.$F$9])-[.D17]" office:value-type="float" office:value="87000" calcext:value-type="float">
            <text:p>£87,000.00</text:p>
          </table:table-cell>
          <table:table-cell table:style-name="ce823"/>
          <table:table-cell/>
          <table:table-cell table:style-name="ce836" office:value-type="string" calcext:value-type="string">
            <text:p>Week</text:p>
          </table:table-cell>
          <table:table-cell table:style-name="ce842" table:formula="of:=[.I16]/52" office:value-type="float" office:value="242.337511591739" calcext:value-type="float">
            <text:p>242.34</text:p>
          </table:table-cell>
          <table:table-cell/>
          <table:table-cell table:style-name="ce858"/>
          <table:table-cell table:style-name="ce873"/>
          <table:table-cell table:style-name="ce883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Jul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7]+([.$F$9])-[.D18]" office:value-type="float" office:value="89000" calcext:value-type="float">
            <text:p>£89,000.00</text:p>
          </table:table-cell>
          <table:table-cell table:style-name="ce823"/>
          <table:table-cell table:number-columns-repeated="4"/>
          <table:table-cell table:style-name="ce858"/>
          <table:table-cell table:style-name="ce873"/>
          <table:table-cell table:style-name="ce883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Aug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8]+-[.D19]" office:value-type="float" office:value="89000" calcext:value-type="float">
            <text:p>£89,000.00</text:p>
          </table:table-cell>
          <table:table-cell table:style-name="ce823"/>
          <table:table-cell table:number-columns-repeated="2"/>
          <table:table-cell table:style-name="ce843"/>
          <table:table-cell table:style-name="ce849"/>
          <table:table-cell table:style-name="ce866" office:value-type="float" office:value="65" calcext:value-type="float">
            <text:p>65</text:p>
          </table:table-cell>
          <table:table-cell table:style-name="ce849" office:value-type="float" office:value="66" calcext:value-type="float">
            <text:p>66</text:p>
          </table:table-cell>
          <table:table-cell table:style-name="ce866" office:value-type="float" office:value="67" calcext:value-type="float">
            <text:p>67</text:p>
          </table:table-cell>
          <table:table-cell table:style-name="ce884" office:value-type="float" office:value="68" calcext:value-type="float">
            <text:p>68</text:p>
          </table:table-cell>
          <table:table-cell table:style-name="ce849" office:value-type="float" office:value="69" calcext:value-type="float">
            <text:p>69</text:p>
          </table:table-cell>
          <table:table-cell table:style-name="ce886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Sep</text:p>
          </table:table-cell>
          <table:table-cell table:style-name="ce812" office:value-type="float" office:value="4800" calcext:value-type="float">
            <text:p>£4,800.00</text:p>
          </table:table-cell>
          <table:table-cell table:style-name="ce812" table:formula="of:=[.E19]-[.D20]" office:value-type="float" office:value="84200" calcext:value-type="float">
            <text:p>£84,200.00</text:p>
          </table:table-cell>
          <table:table-cell table:style-name="ce823"/>
          <table:table-cell table:number-columns-repeated="2"/>
          <table:table-cell table:style-name="ce844" office:value-type="string" calcext:value-type="string">
            <text:p>Single life, level,</text:p>
          </table:table-cell>
          <table:table-cell table:style-name="ce850"/>
          <table:table-cell table:style-name="ce867" office:value-type="float" office:value="5250" calcext:value-type="float">
            <text:p>5250</text:p>
          </table:table-cell>
          <table:table-cell table:style-name="ce874" table:formula="of:=[.K20]+[.$K$23]" office:value-type="float" office:value="5392.4" calcext:value-type="float">
            <text:p>5392</text:p>
          </table:table-cell>
          <table:table-cell table:style-name="ce867" table:formula="of:=[.L20]+[.$K$23]" office:value-type="float" office:value="5534.8" calcext:value-type="float">
            <text:p>5535</text:p>
          </table:table-cell>
          <table:table-cell table:style-name="ce885" table:formula="of:=[.M20]+[.$K$23]" office:value-type="float" office:value="5677.2" calcext:value-type="float">
            <text:p>5677</text:p>
          </table:table-cell>
          <table:table-cell table:style-name="ce874" table:formula="of:=[.N20]+[.$K$23]" office:value-type="float" office:value="5819.6" calcext:value-type="float">
            <text:p>5820</text:p>
          </table:table-cell>
          <table:table-cell table:style-name="ce887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790"/>
          <table:table-cell table:style-name="ce796"/>
          <table:table-cell table:style-name="ce800" office:value-type="float" office:value="2021" calcext:value-type="float">
            <text:p>2021</text:p>
          </table:table-cell>
          <table:table-cell table:style-name="ce812" office:value-type="float" office:value="4800" calcext:value-type="float">
            <text:p>£4,800.00</text:p>
          </table:table-cell>
          <table:table-cell table:style-name="ce812" table:formula="of:=[.E20]+([.$F$21]*12)-[.D21]+([.E20]*[.$B$2])" office:value-type="float" office:value="92638.10633743" calcext:value-type="float">
            <text:p>£92,638.11</text:p>
          </table:table-cell>
          <table:table-cell table:style-name="ce823" office:value-type="float" office:value="1000" calcext:value-type="float">
            <text:p>£1,000.00</text:p>
          </table:table-cell>
          <table:table-cell table:style-name="ce829" office:value-type="string" calcext:value-type="string">
            <text:p>c 22,5k</text:p>
          </table:table-cell>
          <table:table-cell/>
          <table:table-cell table:style-name="ce844" office:value-type="string" calcext:value-type="string">
            <text:p>no guarantee</text:p>
          </table:table-cell>
          <table:table-cell table:style-name="ce850" table:number-columns-repeated="2"/>
          <table:table-cell table:style-name="ce875"/>
          <table:table-cell table:style-name="ce850" table:number-columns-repeated="3"/>
          <table:table-cell table:style-name="ce888"/>
          <table:table-cell table:number-columns-repeated="48"/>
        </table:table-row>
        <table:table-row table:style-name="ro1">
          <table:table-cell table:style-name="ce790" office:value-type="float" office:value="58" calcext:value-type="float">
            <text:p>58</text:p>
          </table:table-cell>
          <table:table-cell table:style-name="ce796" office:value-type="string" calcext:value-type="string">
            <text:p>24,22,20</text:p>
          </table:table-cell>
          <table:table-cell table:style-name="ce800" table:formula="of:=[.C21]+1" office:value-type="float" office:value="2022" calcext:value-type="float">
            <text:p>2022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1]+([.$F$21]*12)-[.D22]+([.E21]*[.$B$2])" office:value-type="float" office:value="106000.28955054" calcext:value-type="float">
            <text:p>£106,000.29</text:p>
          </table:table-cell>
          <table:table-cell table:style-name="ce824"/>
          <table:table-cell table:number-columns-repeated="2"/>
          <table:table-cell table:style-name="ce845"/>
          <table:table-cell table:style-name="ce796" table:number-columns-repeated="2"/>
          <table:table-cell table:style-name="ce876" table:number-columns-repeated="2"/>
          <table:table-cell table:style-name="ce796" table:number-columns-repeated="2"/>
          <table:table-cell table:style-name="ce889"/>
          <table:table-cell table:number-columns-repeated="48"/>
        </table:table-row>
        <table:table-row table:style-name="ro1">
          <table:table-cell table:style-name="ce790" table:formula="of:=[.A22]+1" office:value-type="float" office:value="59" calcext:value-type="float">
            <text:p>59</text:p>
          </table:table-cell>
          <table:table-cell table:style-name="ce796" office:value-type="string" calcext:value-type="string">
            <text:p>25,23,21</text:p>
          </table:table-cell>
          <table:table-cell table:style-name="ce800" table:formula="of:=[.C22]+1" office:value-type="float" office:value="2023" calcext:value-type="float">
            <text:p>2023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2]+([.$F$21]*12)-[.D23]+([.E22]*[.$B$2])" office:value-type="float" office:value="89558.954993081" calcext:value-type="float">
            <text:p>£89,558.95</text:p>
          </table:table-cell>
          <table:table-cell table:style-name="ce824"/>
          <table:table-cell table:number-columns-repeated="2"/>
          <table:table-cell table:style-name="ce846"/>
          <table:table-cell table:style-name="ce851"/>
          <table:table-cell table:style-name="ce868" table:formula="of:=([.P20]-[.K20])/5" office:value-type="float" office:value="142.4" calcext:value-type="float">
            <text:p>142.40</text:p>
          </table:table-cell>
          <table:table-cell table:style-name="ce868"/>
          <table:table-cell table:style-name="ce851" table:number-columns-repeated="3"/>
          <table:table-cell table:style-name="ce890"/>
          <table:table-cell table:number-columns-repeated="48"/>
        </table:table-row>
        <table:table-row table:style-name="ro1">
          <table:table-cell table:style-name="ce790" table:formula="of:=[.A23]+1" office:value-type="float" office:value="60" calcext:value-type="float">
            <text:p>60</text:p>
          </table:table-cell>
          <table:table-cell table:style-name="ce796" office:value-type="string" calcext:value-type="string">
            <text:p>26,24,22</text:p>
          </table:table-cell>
          <table:table-cell table:style-name="ce800" table:formula="of:=[.C23]+1" office:value-type="float" office:value="2024" calcext:value-type="float">
            <text:p>2024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3]+([.$F$21]*12)-[.D24]+([.E23]*[.$B$2])" office:value-type="float" office:value="102875.861284655" calcext:value-type="float">
            <text:p>£102,875.86</text:p>
          </table:table-cell>
          <table:table-cell table:style-name="ce823" office:value-type="float" office:value="500" calcext:value-type="float">
            <text:p>£500.00</text:p>
          </table:table-cell>
          <table:table-cell table:number-columns-repeated="9"/>
          <table:table-cell table:style-name="ce805"/>
          <table:table-cell table:number-columns-repeated="48"/>
        </table:table-row>
        <table:table-row table:style-name="ro1">
          <table:table-cell table:style-name="ce790" table:formula="of:=[.A24]+1" office:value-type="float" office:value="61" calcext:value-type="float">
            <text:p>61</text:p>
          </table:table-cell>
          <table:table-cell table:style-name="ce796" office:value-type="string" calcext:value-type="string">
            <text:p>27,25,23</text:p>
          </table:table-cell>
          <table:table-cell table:style-name="ce800" table:formula="of:=[.C24]+1" office:value-type="float" office:value="2025" calcext:value-type="float">
            <text:p>2025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4]+([.$F$24]*12)-[.D25]+([.E24]*[.$B$2])" office:value-type="float" office:value="80388.5840379222" calcext:value-type="float">
            <text:p>£80,388.58</text:p>
          </table:table-cell>
          <table:table-cell table:style-name="ce824"/>
          <table:table-cell table:number-columns-repeated="58"/>
        </table:table-row>
        <table:table-row table:style-name="ro1">
          <table:table-cell table:style-name="ce790" table:formula="of:=[.A25]+1" office:value-type="float" office:value="62" calcext:value-type="float">
            <text:p>62</text:p>
          </table:table-cell>
          <table:table-cell table:style-name="ce796" office:value-type="string" calcext:value-type="string">
            <text:p>28,26,24</text:p>
          </table:table-cell>
          <table:table-cell table:style-name="ce800" table:formula="of:=[.C25]+1" office:value-type="float" office:value="2026" calcext:value-type="float">
            <text:p>2026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5]+([.$F$24]*12)-[.D26]+([.E25]*[.$B$2])" office:value-type="float" office:value="87570.6459779979" calcext:value-type="float">
            <text:p>£87,570.65</text:p>
          </table:table-cell>
          <table:table-cell table:style-name="ce823"/>
          <table:table-cell table:style-name="ce829"/>
          <table:table-cell/>
          <table:table-cell table:style-name="ce847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790" table:formula="of:=[.A26]+1" office:value-type="float" office:value="63" calcext:value-type="float">
            <text:p>63</text:p>
          </table:table-cell>
          <table:table-cell table:style-name="ce796" office:value-type="string" calcext:value-type="string">
            <text:p>29,27,25</text:p>
          </table:table-cell>
          <table:table-cell table:style-name="ce800" table:formula="of:=[.C26]+1" office:value-type="float" office:value="2027" calcext:value-type="float">
            <text:p>2027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6]+([.$F$24]*12)-[.D27]+([.E26]*[.$B$2])" office:value-type="float" office:value="64858.3154763137" calcext:value-type="float">
            <text:p>£64,858.32</text:p>
          </table:table-cell>
          <table:table-cell table:style-name="ce823"/>
          <table:table-cell table:number-columns-repeated="58"/>
        </table:table-row>
        <table:table-row table:style-name="ro1">
          <table:table-cell table:style-name="ce790" table:formula="of:=[.A27]+1" office:value-type="float" office:value="64" calcext:value-type="float">
            <text:p>64</text:p>
          </table:table-cell>
          <table:table-cell table:style-name="ce796" office:value-type="string" calcext:value-type="string">
            <text:p>30,28,26</text:p>
          </table:table-cell>
          <table:table-cell table:style-name="ce800" table:formula="of:=[.C27]+1" office:value-type="float" office:value="2028" calcext:value-type="float">
            <text:p>2028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7]+([.$F$24]*12)-[.D28]+([.E27]*[.$B$2])" office:value-type="float" office:value="71812.0148994284" calcext:value-type="float">
            <text:p>£71,812.01</text:p>
          </table:table-cell>
          <table:table-cell table:style-name="ce824"/>
          <table:table-cell table:number-columns-repeated="58"/>
        </table:table-row>
        <table:table-row table:style-name="ro1">
          <table:table-cell table:style-name="ce790" table:formula="of:=[.A28]+1" office:value-type="float" office:value="65" calcext:value-type="float">
            <text:p>65</text:p>
          </table:table-cell>
          <table:table-cell table:style-name="ce796" office:value-type="string" calcext:value-type="string">
            <text:p>31,29,27</text:p>
          </table:table-cell>
          <table:table-cell table:style-name="ce800" table:formula="of:=[.C28]+1" office:value-type="float" office:value="2029" calcext:value-type="float">
            <text:p>2029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8]+([.$F$24]*12)-[.D29]+([.E28]*[.$B$2])" office:value-type="float" office:value="48867.9639582241" calcext:value-type="float">
            <text:p>£48,867.96</text:p>
          </table:table-cell>
          <table:table-cell table:style-name="ce824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790" table:formula="of:=[.A29]+1" office:value-type="float" office:value="66" calcext:value-type="float">
            <text:p>66</text:p>
          </table:table-cell>
          <table:table-cell table:style-name="ce796" office:value-type="string" calcext:value-type="string">
            <text:p>32,30,28</text:p>
          </table:table-cell>
          <table:table-cell table:style-name="ce800" table:formula="of:=[.C29]+1" office:value-type="float" office:value="2030" calcext:value-type="float">
            <text:p>2030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9]+([.$F$24]*12)-[.D30]+([.E29]*[.$B$2])" office:value-type="float" office:value="55586.5356431881" calcext:value-type="float">
            <text:p>£55,586.54</text:p>
          </table:table-cell>
          <table:table-cell table:style-name="ce824"/>
          <table:table-cell table:number-columns-repeated="58"/>
        </table:table-row>
        <table:table-row table:style-name="ro1">
          <table:table-cell table:style-name="ce791" table:formula="of:=[.A30]+1" office:value-type="float" office:value="67" calcext:value-type="float">
            <text:p>67</text:p>
          </table:table-cell>
          <table:table-cell table:style-name="ce796"/>
          <table:table-cell table:style-name="ce801" table:formula="of:=[.C30]+1" office:value-type="float" office:value="2031" calcext:value-type="float">
            <text:p>2031</text:p>
          </table:table-cell>
          <table:table-cell table:style-name="ce813" office:value-type="float" office:value="0" calcext:value-type="float">
            <text:p>£0.00</text:p>
          </table:table-cell>
          <table:table-cell table:style-name="ce813" table:formula="of:=[.E30]+([.$F$24]*12)-[.D31]+([.E30]*[.$B$2])" office:value-type="float" office:value="62403.8995630885" calcext:value-type="float">
            <text:p>£62,403.90</text:p>
          </table:table-cell>
          <table:table-cell table:style-name="ce825"/>
          <table:table-cell table:number-columns-repeated="58"/>
        </table:table-row>
        <table:table-row table:style-name="ro1">
          <table:table-cell table:style-name="ce790" table:formula="of:=[.A31]+1" office:value-type="float" office:value="68" calcext:value-type="float">
            <text:p>68</text:p>
          </table:table-cell>
          <table:table-cell table:style-name="ce796"/>
          <table:table-cell table:style-name="ce802" table:formula="of:=[.C31]+1" office:value-type="float" office:value="2032" calcext:value-type="float">
            <text:p>2032</text:p>
          </table:table-cell>
          <table:table-cell table:style-name="ce814" office:value-type="float" office:value="0" calcext:value-type="float">
            <text:p>£0.00</text:p>
          </table:table-cell>
          <table:table-cell table:style-name="ce814" table:formula="of:=[.E31]+([.$F$24]*12)-[.D32]+([.E31]*[.$B$2])" office:value-type="float" office:value="69321.5083936039" calcext:value-type="float">
            <text:p>£69,321.51</text:p>
          </table:table-cell>
          <table:table-cell table:style-name="ce826"/>
          <table:table-cell table:number-columns-repeated="58"/>
        </table:table-row>
        <table:table-row table:style-name="ro1">
          <table:table-cell table:style-name="ce790" table:formula="of:=[.A32]+1" office:value-type="float" office:value="69" calcext:value-type="float">
            <text:p>69</text:p>
          </table:table-cell>
          <table:table-cell table:style-name="ce796"/>
          <table:table-cell table:style-name="ce802" table:formula="of:=[.C32]+1" office:value-type="float" office:value="2033" calcext:value-type="float">
            <text:p>2033</text:p>
          </table:table-cell>
          <table:table-cell table:style-name="ce814" office:value-type="float" office:value="0" calcext:value-type="float">
            <text:p>£0.00</text:p>
          </table:table-cell>
          <table:table-cell table:style-name="ce814" table:formula="of:=[.E32]+([.$F$24]*12)-[.D33]+([.E32]*[.$B$2])" office:value-type="float" office:value="76340.8361710662" calcext:value-type="float">
            <text:p>£76,340.84</text:p>
          </table:table-cell>
          <table:table-cell table:style-name="ce826"/>
          <table:table-cell table:number-columns-repeated="58"/>
        </table:table-row>
        <table:table-row table:style-name="ro1">
          <table:table-cell table:style-name="ce792" table:formula="of:=[.A33]+1" office:value-type="float" office:value="70" calcext:value-type="float">
            <text:p>70</text:p>
          </table:table-cell>
          <table:table-cell table:style-name="ce797"/>
          <table:table-cell table:style-name="ce803" table:formula="of:=[.C33]+1" office:value-type="float" office:value="2034" calcext:value-type="float">
            <text:p>2034</text:p>
          </table:table-cell>
          <table:table-cell table:style-name="ce815" office:value-type="float" office:value="0" calcext:value-type="float">
            <text:p>£0.00</text:p>
          </table:table-cell>
          <table:table-cell table:style-name="ce820" table:formula="of:=[.E33]+([.$F$24]*12)-[.D34]+([.E33]*[.$B$2])" office:value-type="float" office:value="83463.3786065543" calcext:value-type="float">
            <text:p>£83,463.38</text:p>
          </table:table-cell>
          <table:table-cell table:style-name="ce827"/>
          <table:table-cell table:number-columns-repeated="2"/>
          <table:table-cell table:style-name="ce848"/>
          <table:table-cell table:style-name="ce85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79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79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9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79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798" office:value-type="date" office:date-value="2019-01-08" calcext:value-type="date">
            <text:p>08 January 2019</text:p>
          </table:table-cell>
          <table:table-cell table:style-name="ce804" office:value-type="string" calcext:value-type="string">
            <text:p>?</text:p>
          </table:table-cell>
          <table:table-cell table:style-name="ce816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98" office:value-type="date" office:date-value="2019-04-26" calcext:value-type="date">
            <text:p>26 April 2019</text:p>
          </table:table-cell>
          <table:table-cell table:style-name="ce805" office:value-type="string" calcext:value-type="string">
            <text:p>paid</text:p>
          </table:table-cell>
          <table:table-cell/>
          <table:table-cell table:style-name="ce793"/>
          <table:table-cell table:number-columns-repeated="59"/>
        </table:table-row>
        <table:table-row table:style-name="ro1">
          <table:table-cell table:number-columns-repeated="3"/>
          <table:table-cell table:style-name="ce805"/>
          <table:table-cell/>
          <table:table-cell table:style-name="ce805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806" office:value-type="string" calcext:value-type="string">
            <text:p>Age 70</text:p>
          </table:table-cell>
          <table:table-cell table:style-name="ce805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7" office:value-type="string" calcext:value-type="string">
            <text:p>Thermo</text:p>
          </table:table-cell>
          <table:table-cell table:style-name="ce817" table:formula="of:=([.M16]/100000)*[.P20]" office:value-type="float" office:value="0" calcext:value-type="float">
            <text:p>0.00</text:p>
          </table:table-cell>
          <table:table-cell/>
          <table:table-cell table:style-name="ce805"/>
          <table:table-cell table:number-columns-repeated="4"/>
          <table:table-cell table:style-name="ce805"/>
          <table:table-cell table:number-columns-repeated="53"/>
        </table:table-row>
        <table:table-row table:style-name="ro1">
          <table:table-cell table:number-columns-repeated="2"/>
          <table:table-cell table:style-name="ce808" office:value-type="string" calcext:value-type="string">
            <text:p>State</text:p>
          </table:table-cell>
          <table:table-cell table:style-name="ce818" table:formula="of:=164.35*52*1.17" office:value-type="float" office:value="9999.054" calcext:value-type="float">
            <text:p>9999.05</text:p>
          </table:table-cell>
          <table:table-cell/>
          <table:table-cell table:style-name="ce805"/>
          <table:table-cell table:number-columns-repeated="4"/>
          <table:table-cell table:style-name="ce805"/>
          <table:table-cell table:number-columns-repeated="53"/>
        </table:table-row>
        <table:table-row table:style-name="ro1">
          <table:table-cell table:number-columns-repeated="2"/>
          <table:table-cell table:style-name="ce808" office:value-type="string" calcext:value-type="string">
            <text:p>Lump</text:p>
          </table:table-cell>
          <table:table-cell table:style-name="ce818" table:formula="of:=(([.E34]/2)+[.M15]+[.M5])*[.B2]" office:value-type="float" office:value="4310.59957782626" calcext:value-type="float">
            <text:p>4310.60</text:p>
          </table:table-cell>
          <table:table-cell table:style-name="ce821" table:formula="of:=[.E34]+[.M15]+[.M5]" office:value-type="float" office:value="334882.990997108" calcext:value-type="float">
            <text:p>334,883</text:p>
          </table:table-cell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TP *</text:p>
          </table:table-cell>
          <table:table-cell table:style-name="ce818" office:value-type="float" office:value="5000" calcext:value-type="float">
            <text:p>5000.00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<text:s/></text:p>
          </table:table-cell>
          <table:table-cell table:style-name="ce818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Gross</text:p>
          </table:table-cell>
          <table:table-cell table:style-name="ce818" table:formula="of:=SUM([.D44:.D47])" office:value-type="float" office:value="19309.6535778263" calcext:value-type="float">
            <text:p>19309.65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/>
          <table:table-cell table:style-name="ce818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Net</text:p>
          </table:table-cell>
          <table:table-cell table:style-name="ce818" table:formula="of:=[.D49]*0.86" office:value-type="float" office:value="16606.3020769306" calcext:value-type="float">
            <text:p>16606.30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Bills</text:p>
          </table:table-cell>
          <table:table-cell table:style-name="ce818" table:formula="of:=[$Bills.D85]/2" office:value-type="float" office:value="2818.66" calcext:value-type="float">
            <text:p>2818.66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9"/>
          <table:table-cell table:style-name="ce818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9" office:value-type="string" calcext:value-type="string">
            <text:p>Cash</text:p>
          </table:table-cell>
          <table:table-cell table:style-name="ce818" table:formula="of:=[.D51]-[.D52]" office:value-type="float" office:value="13787.6420769306" calcext:value-type="float">
            <text:p>13787.64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10" office:value-type="string" calcext:value-type="string">
            <text:p>Week</text:p>
          </table:table-cell>
          <table:table-cell table:style-name="ce819" table:formula="of:=[.D54]/52" office:value-type="float" office:value="265.146963017896" calcext:value-type="float">
            <text:p>265.15</text:p>
          </table:table-cell>
          <table:table-cell/>
          <table:table-cell table:style-name="ce805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805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805"/>
          <table:table-cell/>
          <table:table-cell table:style-name="ce805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805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195"/>
        <table:table-column table:style-name="co20" table:default-cell-style-name="ce117"/>
        <table:table-column table:style-name="co15" table:default-cell-style-name="ce187"/>
        <table:table-column table:style-name="co14" table:default-cell-style-name="ce117"/>
        <table:table-column table:style-name="co32" table:default-cell-style-name="ce117"/>
        <table:table-column table:style-name="co17" table:number-columns-repeated="2" table:default-cell-style-name="ce117"/>
        <table:table-column table:style-name="co9" table:default-cell-style-name="ce117"/>
        <table:table-column table:style-name="co15" table:default-cell-style-name="ce187"/>
        <table:table-column table:style-name="co33" table:default-cell-style-name="ce257"/>
        <table:table-column table:style-name="co34" table:default-cell-style-name="ce117"/>
        <table:table-column table:style-name="co21" table:default-cell-style-name="ce117"/>
        <table:table-column table:style-name="co12" table:default-cell-style-name="ce117"/>
        <table:table-column table:style-name="co35" table:default-cell-style-name="ce117"/>
        <table:table-column table:style-name="co3" table:default-cell-style-name="ce117"/>
        <table:table-column table:style-name="co36" table:default-cell-style-name="ce117"/>
        <table:table-column table:style-name="co21" table:default-cell-style-name="ce117"/>
        <table:table-column table:style-name="co2" table:default-cell-style-name="ce117"/>
        <table:table-column table:style-name="co18" table:default-cell-style-name="ce117"/>
        <table:table-column table:style-name="co19" table:default-cell-style-name="ce117"/>
        <table:table-column table:style-name="co15" table:number-columns-repeated="2" table:default-cell-style-name="ce187"/>
        <table:table-column table:style-name="co37" table:default-cell-style-name="ce117"/>
        <table:table-column table:style-name="co15" table:number-columns-repeated="41" table:default-cell-style-name="ce187"/>
        <table:table-row table:style-name="ro1">
          <table:table-cell table:style-name="ce377" office:value-type="float" office:value="13892603" calcext:value-type="float">
            <text:p>13892603</text:p>
          </table:table-cell>
          <table:table-cell table:style-name="ce388" office:value-type="string" calcext:value-type="string">
            <text:p>20 32 53</text:p>
          </table:table-cell>
          <table:table-cell table:style-name="ce388"/>
          <table:table-cell table:style-name="ce388" office:value-type="string" calcext:value-type="string">
            <text:p>ZB19333E7EFCAF1</text:p>
          </table:table-cell>
          <table:table-cell table:style-name="ce407"/>
          <table:table-cell table:style-name="ce393" office:value-type="string" calcext:value-type="string">
            <text:p>Coventry Family First </text:p>
          </table:table-cell>
          <table:table-cell table:style-name="ce396" table:number-columns-repeated="2"/>
          <table:table-cell table:style-name="ce405"/>
          <table:table-cell table:style-name="ce117"/>
          <table:table-cell table:style-name="ce412" office:value-type="string" calcext:value-type="string">
            <text:p>Nationwide Flex Account</text:p>
          </table:table-cell>
          <table:table-cell table:style-name="ce426"/>
          <table:table-cell table:style-name="ce460" table:number-columns-repeated="2"/>
          <table:table-cell table:style-name="ce441"/>
          <table:table-cell table:number-columns-repeated="49"/>
        </table:table-row>
        <table:table-row table:style-name="ro1">
          <table:table-cell table:style-name="ce378"/>
          <table:table-cell table:style-name="ce389" table:number-columns-repeated="3"/>
          <table:table-cell table:style-name="ce408"/>
          <table:table-cell table:style-name="ce394" office:value-type="string" calcext:value-type="string">
            <text:p>Account No:</text:p>
          </table:table-cell>
          <table:table-cell table:style-name="ce397"/>
          <table:table-cell table:style-name="ce397" office:value-type="string" calcext:value-type="string">
            <text:p>9 <text:s/>40837041</text:p>
          </table:table-cell>
          <table:table-cell table:style-name="ce158"/>
          <table:table-cell table:style-name="ce117"/>
          <table:table-cell table:style-name="ce413" office:value-type="string" calcext:value-type="string">
            <text:p>MR MR GADSBY</text:p>
          </table:table-cell>
          <table:table-cell table:style-name="ce211" table:number-columns-repeated="3"/>
          <table:table-cell table:style-name="ce469"/>
          <table:table-cell table:number-columns-repeated="49"/>
        </table:table-row>
        <table:table-row table:style-name="ro1">
          <table:table-cell table:style-name="ce378" office:value-type="date" office:date-value="2019-11-30" calcext:value-type="date">
            <text:p>30-Nov</text:p>
          </table:table-cell>
          <table:table-cell table:style-name="ce390"/>
          <table:table-cell table:style-name="ce389"/>
          <table:table-cell table:style-name="ce400" office:value-type="float" office:value="60000" calcext:value-type="float">
            <text:p>60000</text:p>
          </table:table-cell>
          <table:table-cell table:style-name="ce408"/>
          <table:table-cell table:style-name="ce394" office:value-type="string" calcext:value-type="string">
            <text:p>Sort Code:</text:p>
          </table:table-cell>
          <table:table-cell table:style-name="ce397"/>
          <table:table-cell table:style-name="ce397" office:value-type="string" calcext:value-type="string">
            <text:p>40 63 01</text:p>
          </table:table-cell>
          <table:table-cell table:style-name="ce440"/>
          <table:table-cell table:style-name="ce117"/>
          <table:table-cell table:style-name="ce413" office:value-type="string" calcext:value-type="string">
            <text:p>Account No:</text:p>
          </table:table-cell>
          <table:table-cell table:style-name="ce427"/>
          <table:table-cell table:style-name="ce427" office:value-type="string" calcext:value-type="string">
            <text:p>03153328</text:p>
          </table:table-cell>
          <table:table-cell table:style-name="ce437"/>
          <table:table-cell table:style-name="ce442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/>
          <table:table-cell table:style-name="ce397" table:number-columns-repeated="2"/>
          <table:table-cell table:style-name="ce158"/>
          <table:table-cell table:style-name="ce117"/>
          <table:table-cell table:style-name="ce414" office:value-type="string" calcext:value-type="string">
            <text:p>Sort Code:</text:p>
          </table:table-cell>
          <table:table-cell table:style-name="ce427"/>
          <table:table-cell table:style-name="ce429" office:value-type="string" calcext:value-type="string">
            <text:p>07 01 16</text:p>
          </table:table-cell>
          <table:table-cell table:style-name="ce437"/>
          <table:table-cell table:style-name="ce442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office:value-type="date" office:date-value="2019-09-06" calcext:value-type="date">
            <text:p>06-Sep</text:p>
          </table:table-cell>
          <table:table-cell table:style-name="ce397" table:number-columns-repeated="2"/>
          <table:table-cell table:style-name="ce158" office:value-type="float" office:value="7874.28" calcext:value-type="float">
            <text:p>7874.28</text:p>
          </table:table-cell>
          <table:table-cell table:style-name="ce117"/>
          <table:table-cell table:style-name="ce414" office:value-type="string" calcext:value-type="string">
            <text:p>Card Number:</text:p>
          </table:table-cell>
          <table:table-cell table:style-name="ce429"/>
          <table:table-cell table:style-name="ce211" office:value-type="string" calcext:value-type="string">
            <text:p>4543 1338 9410 7429</text:p>
          </table:table-cell>
          <table:table-cell table:style-name="ce437"/>
          <table:table-cell table:style-name="ce442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office:value-type="date" office:date-value="2019-09-16" calcext:value-type="date">
            <text:p>16-Sep</text:p>
          </table:table-cell>
          <table:table-cell table:style-name="ce397" office:value-type="float" office:value="6000" calcext:value-type="float">
            <text:p>6000</text:p>
          </table:table-cell>
          <table:table-cell table:style-name="ce397" office:value-type="float" office:value="82.8" calcext:value-type="float">
            <text:p>82.8</text:p>
          </table:table-cell>
          <table:table-cell table:style-name="ce158" table:formula="of:=[.I5]-[.G6]+[.H6]" office:value-type="float" office:value="1957.08" calcext:value-type="float">
            <text:p>1957.08</text:p>
          </table:table-cell>
          <table:table-cell table:style-name="ce117"/>
          <table:table-cell table:style-name="ce414" office:value-type="string" calcext:value-type="string">
            <text:p>From </text:p>
          </table:table-cell>
          <table:table-cell table:style-name="ce428"/>
          <table:table-cell table:style-name="ce461" office:value-type="string" calcext:value-type="string">
            <text:p>07/08</text:p>
          </table:table-cell>
          <table:table-cell table:style-name="ce437"/>
          <table:table-cell table:style-name="ce228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table:formula="of:=[.F6]+28" office:value-type="date" office:date-value="2019-10-14" calcext:value-type="date">
            <text:p>14-Oct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6]-[.G7]+[.H7]" office:value-type="float" office:value="2039.88" calcext:value-type="float">
            <text:p>2039.88</text:p>
          </table:table-cell>
          <table:table-cell table:style-name="ce117"/>
          <table:table-cell table:style-name="ce413" office:value-type="string" calcext:value-type="string">
            <text:p>To</text:p>
          </table:table-cell>
          <table:table-cell table:style-name="ce428"/>
          <table:table-cell table:style-name="ce461" office:value-type="string" calcext:value-type="string">
            <text:p>07/11</text:p>
          </table:table-cell>
          <table:table-cell table:style-name="ce437"/>
          <table:table-cell table:style-name="ce228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table:formula="of:=[.F7]+28" office:value-type="date" office:date-value="2019-11-11" calcext:value-type="date">
            <text:p>11-Nov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7]-[.G8]+[.H8]" office:value-type="float" office:value="2122.68" calcext:value-type="float">
            <text:p>2122.68</text:p>
          </table:table-cell>
          <table:table-cell table:style-name="ce117"/>
          <table:table-cell table:style-name="ce413"/>
          <table:table-cell table:style-name="ce428"/>
          <table:table-cell table:style-name="ce437" office:value-type="float" office:value="107" calcext:value-type="float">
            <text:p>107</text:p>
          </table:table-cell>
          <table:table-cell table:style-name="ce437"/>
          <table:table-cell table:style-name="ce442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2"/>
          <table:table-cell table:style-name="ce408"/>
          <table:table-cell table:style-name="ce394" table:formula="of:=[.F8]+28" office:value-type="date" office:date-value="2019-12-09" calcext:value-type="date">
            <text:p>09-Dec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8]-[.G9]+[.H9]" office:value-type="float" office:value="2205.48" calcext:value-type="float">
            <text:p>2205.48</text:p>
          </table:table-cell>
          <table:table-cell table:style-name="ce117"/>
          <table:table-cell table:style-name="ce448"/>
          <table:table-cell table:style-name="ce455" office:value-type="date" office:date-value="2015-05-19" calcext:value-type="date">
            <text:p>19-May</text:p>
          </table:table-cell>
          <table:table-cell table:style-name="ce462"/>
          <table:table-cell table:style-name="ce465"/>
          <table:table-cell table:style-name="ce470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table:formula="of:=[.F9]+28" office:value-type="date" office:date-value="2020-01-06" calcext:value-type="date">
            <text:p>06-Jan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9]-[.G10]+[.H10]" office:value-type="float" office:value="2288.28" calcext:value-type="float">
            <text:p>2288.28</text:p>
          </table:table-cell>
          <table:table-cell table:style-name="ce117"/>
          <table:table-cell table:style-name="ce413"/>
          <table:table-cell table:style-name="ce428"/>
          <table:table-cell table:style-name="ce437" table:number-columns-repeated="2"/>
          <table:table-cell table:style-name="ce228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381"/>
          <table:table-cell table:style-name="ce389" table:number-columns-repeated="2"/>
          <table:table-cell table:style-name="ce403"/>
          <table:table-cell table:style-name="ce408"/>
          <table:table-cell table:style-name="ce394" table:formula="of:=[.F10]+28" office:value-type="date" office:date-value="2020-02-03" calcext:value-type="date">
            <text:p>03-Feb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10]-[.G11]+[.H11]" office:value-type="float" office:value="2371.08" calcext:value-type="float">
            <text:p>2371.08</text:p>
          </table:table-cell>
          <table:table-cell table:style-name="ce117"/>
          <table:table-cell table:style-name="ce413"/>
          <table:table-cell table:style-name="ce428"/>
          <table:table-cell table:style-name="ce437" table:number-columns-repeated="2"/>
          <table:table-cell table:style-name="ce228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382"/>
          <table:table-cell table:style-name="ce391"/>
          <table:table-cell table:style-name="ce389" table:number-columns-repeated="2"/>
          <table:table-cell table:style-name="ce408"/>
          <table:table-cell table:style-name="ce394" table:formula="of:=[.F11]+28" office:value-type="date" office:date-value="2020-03-02" calcext:value-type="date">
            <text:p>02-Mar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11]-[.G12]+[.H12]" office:value-type="float" office:value="2453.88" calcext:value-type="float">
            <text:p>2453.88</text:p>
          </table:table-cell>
          <table:table-cell table:style-name="ce117"/>
          <table:table-cell table:style-name="ce417" office:value-type="string" calcext:value-type="string">
            <text:p>Total</text:p>
          </table:table-cell>
          <table:table-cell table:style-name="ce431"/>
          <table:table-cell table:style-name="ce438" table:number-columns-repeated="2"/>
          <table:table-cell table:style-name="ce443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383" office:value-type="string" calcext:value-type="string">
            <text:p>Total</text:p>
          </table:table-cell>
          <table:table-cell table:style-name="ce392" table:number-columns-repeated="2"/>
          <table:table-cell table:style-name="ce404" table:formula="of:=SUM([.D2:.D12])" office:value-type="float" office:value="60000" calcext:value-type="float">
            <text:p>60000</text:p>
          </table:table-cell>
          <table:table-cell table:style-name="ce409"/>
          <table:table-cell table:style-name="ce394" table:formula="of:=[.F12]+28" office:value-type="date" office:date-value="2020-03-30" calcext:value-type="date">
            <text:p>30-Mar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12]-[.G13]+[.H13]" office:value-type="float" office:value="2536.68" calcext:value-type="float">
            <text:p>2536.68</text:p>
          </table:table-cell>
          <table:table-cell table:style-name="ce117"/>
          <table:table-cell table:number-columns-repeated="54"/>
        </table:table-row>
        <table:table-row table:style-name="ro1">
          <table:table-cell/>
          <table:table-cell table:style-name="ce393" office:value-type="string" calcext:value-type="string">
            <text:p>Coventry Family First </text:p>
          </table:table-cell>
          <table:table-cell table:style-name="ce396" table:number-columns-repeated="2"/>
          <table:table-cell table:style-name="ce405"/>
          <table:table-cell table:style-name="ce394" table:formula="of:=[.F13]+28" office:value-type="date" office:date-value="2020-04-27" calcext:value-type="date">
            <text:p>27-Apr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13]-[.G14]+[.H14]" office:value-type="float" office:value="2619.48" calcext:value-type="float">
            <text:p>2619.48</text:p>
          </table:table-cell>
          <table:table-cell table:style-name="ce117"/>
          <table:table-cell table:style-name="ce450" office:value-type="string" calcext:value-type="string">
            <text:p>Fixed Rate ISA (39)</text:p>
          </table:table-cell>
          <table:table-cell table:style-name="ce456" table:number-columns-repeated="2"/>
          <table:table-cell table:style-name="ce456" office:value-type="string" calcext:value-type="string">
            <text:p>MG 2017 allowence</text:p>
          </table:table-cell>
          <table:table-cell table:style-name="ce456"/>
          <table:table-cell table:style-name="ce471"/>
          <table:table-cell table:number-columns-repeated="48"/>
        </table:table-row>
        <table:table-row table:style-name="ro1">
          <table:table-cell table:style-name="Default"/>
          <table:table-cell table:style-name="ce394" office:value-type="string" calcext:value-type="string">
            <text:p>Account No:</text:p>
          </table:table-cell>
          <table:table-cell table:style-name="ce397"/>
          <table:table-cell table:style-name="ce397" office:value-type="string" calcext:value-type="string">
            <text:p>9 <text:s/>40837033</text:p>
          </table:table-cell>
          <table:table-cell table:style-name="ce158"/>
          <table:table-cell table:style-name="ce394" table:formula="of:=[.F14]+28" office:value-type="date" office:date-value="2020-05-25" calcext:value-type="date">
            <text:p>25-May</text:p>
          </table:table-cell>
          <table:table-cell table:style-name="ce397" table:number-columns-repeated="2"/>
          <table:table-cell table:style-name="ce158" table:formula="of:=[.I14]-[.G15]+[.H15]" office:value-type="float" office:value="2619.48" calcext:value-type="float">
            <text:p>2619.48</text:p>
          </table:table-cell>
          <table:table-cell table:style-name="ce117"/>
          <table:table-cell table:style-name="ce451" office:value-type="string" calcext:value-type="string">
            <text:p>Account No:</text:p>
          </table:table-cell>
          <table:table-cell table:style-name="ce457" office:value-type="string" calcext:value-type="string">
            <text:p>(9)71283485</text:p>
          </table:table-cell>
          <table:table-cell table:style-name="ce463" office:value-type="string" calcext:value-type="string">
            <text:p>40-63-01</text:p>
          </table:table-cell>
          <table:table-cell table:style-name="ce457" office:value-type="string" calcext:value-type="string">
            <text:p>Coventry</text:p>
          </table:table-cell>
          <table:table-cell table:style-name="ce457"/>
          <table:table-cell table:style-name="ce472"/>
          <table:table-cell table:number-columns-repeated="48"/>
        </table:table-row>
        <table:table-row table:style-name="ro1">
          <table:table-cell table:style-name="Default"/>
          <table:table-cell table:style-name="ce394" office:value-type="string" calcext:value-type="string">
            <text:p>Sort Code:</text:p>
          </table:table-cell>
          <table:table-cell table:style-name="ce397"/>
          <table:table-cell table:style-name="ce397" office:value-type="string" calcext:value-type="string">
            <text:p>40 63 01</text:p>
          </table:table-cell>
          <table:table-cell table:style-name="ce158"/>
          <table:table-cell table:style-name="ce394" table:formula="of:=[.F15]+28" office:value-type="date" office:date-value="2020-06-22" calcext:value-type="date">
            <text:p>22-Jun</text:p>
          </table:table-cell>
          <table:table-cell table:style-name="ce397" table:number-columns-repeated="2"/>
          <table:table-cell table:style-name="ce158" table:formula="of:=[.I15]-[.G16]+[.H16]" office:value-type="float" office:value="2619.48" calcext:value-type="float">
            <text:p>2619.48</text:p>
          </table:table-cell>
          <table:table-cell table:style-name="ce117"/>
          <table:table-cell table:style-name="ce451" office:value-type="string" calcext:value-type="string">
            <text:p>Rate</text:p>
          </table:table-cell>
          <table:table-cell table:style-name="ce458" office:value-type="percentage" office:value="0.014" calcext:value-type="percentage">
            <text:p>1.40%</text:p>
          </table:table-cell>
          <table:table-cell table:style-name="ce457"/>
          <table:table-cell table:style-name="ce466" office:value-type="float" office:value="0" calcext:value-type="float">
            <text:p>0</text:p>
          </table:table-cell>
          <table:table-cell table:style-name="ce457"/>
          <table:table-cell table:style-name="ce472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158"/>
          <table:table-cell table:style-name="ce394" table:formula="of:=[.F16]+28" office:value-type="date" office:date-value="2020-07-20" calcext:value-type="date">
            <text:p>20-Jul</text:p>
          </table:table-cell>
          <table:table-cell table:style-name="ce397" table:number-columns-repeated="2"/>
          <table:table-cell table:style-name="ce158" table:formula="of:=[.I16]-[.G17]+[.H17]" office:value-type="float" office:value="2619.48" calcext:value-type="float">
            <text:p>2619.48</text:p>
          </table:table-cell>
          <table:table-cell table:style-name="ce117"/>
          <table:table-cell table:style-name="ce452" office:value-type="date" office:date-value="2017-04-25" calcext:value-type="date">
            <text:p>25 Apr 2017</text:p>
          </table:table-cell>
          <table:table-cell table:style-name="ce457"/>
          <table:table-cell table:style-name="ce457" office:value-type="float" office:value="12500" calcext:value-type="float">
            <text:p>12500</text:p>
          </table:table-cell>
          <table:table-cell table:style-name="ce467" table:formula="of:=[.N16]-[.L17]+[.M17]" office:value-type="float" office:value="12500" calcext:value-type="float">
            <text:p>12500</text:p>
          </table:table-cell>
          <table:table-cell table:style-name="ce457" office:value-type="string" calcext:value-type="string">
            <text:p>MG 2017</text:p>
          </table:table-cell>
          <table:table-cell table:style-name="ce472"/>
          <table:table-cell table:number-columns-repeated="48"/>
        </table:table-row>
        <table:table-row table:style-name="ro1">
          <table:table-cell table:style-name="Default"/>
          <table:table-cell table:style-name="ce395" office:value-type="date" office:date-value="2014-07-01" calcext:value-type="date">
            <text:p>01-Jul</text:p>
          </table:table-cell>
          <table:table-cell table:style-name="ce399"/>
          <table:table-cell table:style-name="ce397"/>
          <table:table-cell table:style-name="ce410" office:value-type="float" office:value="4.51" calcext:value-type="float">
            <text:p>4.51</text:p>
          </table:table-cell>
          <table:table-cell table:style-name="ce394" table:formula="of:=[.F17]+28" office:value-type="date" office:date-value="2020-08-17" calcext:value-type="date">
            <text:p>17-Aug</text:p>
          </table:table-cell>
          <table:table-cell table:style-name="ce397" table:number-columns-repeated="2"/>
          <table:table-cell table:style-name="ce158" table:formula="of:=[.I17]-[.G18]+[.H18]" office:value-type="float" office:value="2619.48" calcext:value-type="float">
            <text:p>2619.48</text:p>
          </table:table-cell>
          <table:table-cell table:style-name="ce117"/>
          <table:table-cell table:style-name="ce452" office:value-type="date" office:date-value="2017-05-31" calcext:value-type="date">
            <text:p>31 May 2017</text:p>
          </table:table-cell>
          <table:table-cell table:style-name="ce457"/>
          <table:table-cell table:style-name="ce457" office:value-type="float" office:value="17.26" calcext:value-type="float">
            <text:p>17.26</text:p>
          </table:table-cell>
          <table:table-cell table:style-name="ce467" table:formula="of:=[.N17]-[.L18]+[.M18]" office:value-type="float" office:value="12517.26" calcext:value-type="float">
            <text:p>12517.26</text:p>
          </table:table-cell>
          <table:table-cell table:style-name="ce457"/>
          <table:table-cell table:style-name="ce472"/>
          <table:table-cell table:number-columns-repeated="48"/>
        </table:table-row>
        <table:table-row table:style-name="ro1">
          <table:table-cell table:style-name="Default"/>
          <table:table-cell table:style-name="ce395" office:value-type="date" office:date-value="2014-07-03" calcext:value-type="date">
            <text:p>03-Jul</text:p>
          </table:table-cell>
          <table:table-cell table:style-name="ce397"/>
          <table:table-cell table:style-name="ce397" office:value-type="float" office:value="4000" calcext:value-type="float">
            <text:p>4000</text:p>
          </table:table-cell>
          <table:table-cell table:style-name="ce410" table:formula="of:=[.E18]-[.C19]+[.D19]" office:value-type="float" office:value="4004.51" calcext:value-type="float">
            <text:p>4004.51</text:p>
          </table:table-cell>
          <table:table-cell table:style-name="ce394" table:formula="of:=[.F18]+28" office:value-type="date" office:date-value="2020-09-14" calcext:value-type="date">
            <text:p>14-Sep</text:p>
          </table:table-cell>
          <table:table-cell table:style-name="ce397" table:number-columns-repeated="2"/>
          <table:table-cell table:style-name="ce158" table:formula="of:=[.I18]-[.G19]+[.H19]" office:value-type="float" office:value="2619.48" calcext:value-type="float">
            <text:p>2619.48</text:p>
          </table:table-cell>
          <table:table-cell table:style-name="ce117"/>
          <table:table-cell table:style-name="ce452" office:value-type="date" office:date-value="2018-05-31" calcext:value-type="date">
            <text:p>31 May 2018</text:p>
          </table:table-cell>
          <table:table-cell table:style-name="ce457"/>
          <table:table-cell table:style-name="ce457" office:value-type="float" office:value="175.24" calcext:value-type="float">
            <text:p>175.24</text:p>
          </table:table-cell>
          <table:table-cell table:style-name="ce467" table:formula="of:=[.N18]-[.L19]+[.M19]" office:value-type="float" office:value="12692.5" calcext:value-type="float">
            <text:p>12692.5</text:p>
          </table:table-cell>
          <table:table-cell table:style-name="ce457"/>
          <table:table-cell table:style-name="ce472"/>
          <table:table-cell table:number-columns-repeated="48"/>
        </table:table-row>
        <table:table-row table:style-name="ro1">
          <table:table-cell table:style-name="Default"/>
          <table:table-cell table:style-name="ce385" office:value-type="date" office:date-value="2015-02-20" calcext:value-type="date">
            <text:p>20-Feb</text:p>
          </table:table-cell>
          <table:table-cell table:style-name="ce397"/>
          <table:table-cell table:style-name="ce397" office:value-type="float" office:value="49.21" calcext:value-type="float">
            <text:p>49.21</text:p>
          </table:table-cell>
          <table:table-cell table:style-name="ce410" table:formula="of:=[.E19]-[.C20]+[.D20]" office:value-type="float" office:value="4053.72" calcext:value-type="float">
            <text:p>4053.72</text:p>
          </table:table-cell>
          <table:table-cell table:style-name="ce394" table:formula="of:=[.F19]+28" office:value-type="date" office:date-value="2020-10-12" calcext:value-type="date">
            <text:p>12-Oct</text:p>
          </table:table-cell>
          <table:table-cell table:style-name="ce397" table:number-columns-repeated="2"/>
          <table:table-cell table:style-name="ce158" table:formula="of:=[.I19]-[.G20]+[.H20]" office:value-type="float" office:value="2619.48" calcext:value-type="float">
            <text:p>2619.48</text:p>
          </table:table-cell>
          <table:table-cell table:style-name="ce117"/>
          <table:table-cell table:style-name="ce452"/>
          <table:table-cell table:style-name="ce457"/>
          <table:table-cell table:style-name="ce457" office:value-type="float" office:value="177.7" calcext:value-type="float">
            <text:p>177.7</text:p>
          </table:table-cell>
          <table:table-cell table:style-name="ce467" table:formula="of:=[.N19]-[.L20]+[.M20]" office:value-type="float" office:value="12870.2" calcext:value-type="float">
            <text:p>12870.2</text:p>
          </table:table-cell>
          <table:table-cell table:style-name="ce457"/>
          <table:table-cell table:style-name="ce472"/>
          <table:table-cell table:number-columns-repeated="48"/>
        </table:table-row>
        <table:table-row table:style-name="ro1">
          <table:table-cell table:style-name="Default"/>
          <table:table-cell table:style-name="ce385" office:value-type="date" office:date-value="2015-02-25" calcext:value-type="date">
            <text:p>25-Feb</text:p>
          </table:table-cell>
          <table:table-cell table:style-name="ce397"/>
          <table:table-cell table:style-name="ce397" office:value-type="float" office:value="7000" calcext:value-type="float">
            <text:p>7000</text:p>
          </table:table-cell>
          <table:table-cell table:style-name="ce410" table:formula="of:=[.E20]-[.C21]+[.D21]" office:value-type="float" office:value="11053.72" calcext:value-type="float">
            <text:p>11053.72</text:p>
          </table:table-cell>
          <table:table-cell table:style-name="ce394" table:formula="of:=[.F20]+28" office:value-type="date" office:date-value="2020-11-09" calcext:value-type="date">
            <text:p>09-Nov</text:p>
          </table:table-cell>
          <table:table-cell table:style-name="ce397" table:number-columns-repeated="2"/>
          <table:table-cell table:style-name="ce158" table:formula="of:=[.I20]-[.G21]+[.H21]" office:value-type="float" office:value="2619.48" calcext:value-type="float">
            <text:p>2619.48</text:p>
          </table:table-cell>
          <table:table-cell table:style-name="ce117"/>
          <table:table-cell table:style-name="ce453" office:value-type="string" calcext:value-type="string">
            <text:p>Total</text:p>
          </table:table-cell>
          <table:table-cell table:style-name="ce457" table:number-columns-repeated="2"/>
          <table:table-cell table:style-name="ce468" table:formula="of:=[.N20]-[.L21]+[.M21]" office:value-type="float" office:value="12870.2" calcext:value-type="float">
            <text:p>12870.2</text:p>
          </table:table-cell>
          <table:table-cell table:style-name="ce457"/>
          <table:table-cell table:style-name="ce472"/>
          <table:table-cell table:number-columns-repeated="48"/>
        </table:table-row>
        <table:table-row table:style-name="ro1">
          <table:table-cell table:style-name="Default"/>
          <table:table-cell table:style-name="ce385" office:value-type="date" office:date-value="2015-03-13" calcext:value-type="date">
            <text:p>13-Mar</text:p>
          </table:table-cell>
          <table:table-cell table:style-name="ce397" office:value-type="float" office:value="2500" calcext:value-type="float">
            <text:p>2500</text:p>
          </table:table-cell>
          <table:table-cell table:style-name="ce397"/>
          <table:table-cell table:style-name="ce410" table:formula="of:=[.E21]-[.C22]+[.D22]" office:value-type="float" office:value="8553.72" calcext:value-type="float">
            <text:p>8553.72</text:p>
          </table:table-cell>
          <table:table-cell table:style-name="ce394" table:formula="of:=[.F21]+28" office:value-type="date" office:date-value="2020-12-07" calcext:value-type="date">
            <text:p>07-Dec</text:p>
          </table:table-cell>
          <table:table-cell table:style-name="ce397" table:number-columns-repeated="2"/>
          <table:table-cell table:style-name="ce158" table:formula="of:=[.I21]-[.G22]+[.H22]" office:value-type="float" office:value="2619.48" calcext:value-type="float">
            <text:p>2619.48</text:p>
          </table:table-cell>
          <table:table-cell table:style-name="ce117"/>
          <table:table-cell table:style-name="ce454" office:value-type="string" calcext:value-type="string">
            <text:p>Matures </text:p>
          </table:table-cell>
          <table:table-cell table:style-name="ce459" office:value-type="date" office:date-value="2020-05-31" calcext:value-type="date">
            <text:p>31 May 2020</text:p>
          </table:table-cell>
          <table:table-cell table:style-name="ce464" table:number-columns-repeated="3"/>
          <table:table-cell table:style-name="ce473"/>
          <table:table-cell table:number-columns-repeated="48"/>
        </table:table-row>
        <table:table-row table:style-name="ro1">
          <table:table-cell table:style-name="Default"/>
          <table:table-cell table:style-name="ce385" office:value-type="date" office:date-value="2015-03-24" calcext:value-type="date">
            <text:p>24-Mar</text:p>
          </table:table-cell>
          <table:table-cell table:style-name="ce397" office:value-type="float" office:value="8500" calcext:value-type="float">
            <text:p>8500</text:p>
          </table:table-cell>
          <table:table-cell table:style-name="ce397"/>
          <table:table-cell table:style-name="ce410" table:formula="of:=[.E22]-[.C23]+[.D23]" office:value-type="float" office:value="53.7200000000012" calcext:value-type="float">
            <text:p>53.72</text:p>
          </table:table-cell>
          <table:table-cell table:style-name="ce394"/>
          <table:table-cell table:style-name="ce397" table:number-columns-repeated="2"/>
          <table:table-cell table:style-name="ce158" table:formula="of:=[.I22]-[.G23]+[.H23]" office:value-type="float" office:value="2619.48" calcext:value-type="float">
            <text:p>2619.48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/>
          <table:table-cell table:style-name="ce397" office:value-type="float" office:value="13.37" calcext:value-type="float">
            <text:p>13.37</text:p>
          </table:table-cell>
          <table:table-cell table:style-name="ce410" table:formula="of:=[.E23]-[.C24]+[.D24]" office:value-type="float" office:value="67.0900000000012" calcext:value-type="float">
            <text:p>67.09</text:p>
          </table:table-cell>
          <table:table-cell table:style-name="ce394"/>
          <table:table-cell table:style-name="ce397" table:number-columns-repeated="2"/>
          <table:table-cell table:style-name="ce158" table:formula="of:=[.I23]-[.G24]+[.H24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/>
          <table:table-cell table:style-name="ce397" table:formula="of:=1.13+0.91" office:value-type="float" office:value="2.04" calcext:value-type="float">
            <text:p>2.04</text:p>
          </table:table-cell>
          <table:table-cell table:style-name="ce410" table:formula="of:=[.E24]-[.C25]+[.D25]" office:value-type="float" office:value="69.1300000000012" calcext:value-type="float">
            <text:p>69.13</text:p>
          </table:table-cell>
          <table:table-cell table:style-name="ce394"/>
          <table:table-cell table:style-name="ce397" table:number-columns-repeated="2"/>
          <table:table-cell table:style-name="ce158" table:formula="of:=[.I24]-[.G25]+[.H25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/>
          <table:table-cell table:style-name="ce397" office:value-type="float" office:value="0.87" calcext:value-type="float">
            <text:p>0.87</text:p>
          </table:table-cell>
          <table:table-cell table:style-name="ce410" table:formula="of:=[.E25]-[.C26]+[.D26]" office:value-type="float" office:value="70.0000000000012" calcext:value-type="float">
            <text:p>70.00</text:p>
          </table:table-cell>
          <table:table-cell table:style-name="ce394"/>
          <table:table-cell table:style-name="ce397" table:number-columns-repeated="2"/>
          <table:table-cell table:style-name="ce158" table:formula="of:=[.I25]-[.G26]+[.H26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26]-[.C27]+[.D27]" office:value-type="float" office:value="70.0000000000012" calcext:value-type="float">
            <text:p>70.00</text:p>
          </table:table-cell>
          <table:table-cell table:style-name="ce394"/>
          <table:table-cell table:style-name="ce397" table:number-columns-repeated="2"/>
          <table:table-cell table:style-name="ce158" table:formula="of:=[.I26]-[.G27]+[.H27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27]-[.C28]+[.D28]" office:value-type="float" office:value="70.0000000000012" calcext:value-type="float">
            <text:p>70.00</text:p>
          </table:table-cell>
          <table:table-cell table:style-name="ce394"/>
          <table:table-cell table:style-name="ce397" table:number-columns-repeated="2"/>
          <table:table-cell table:style-name="ce158" table:formula="of:=[.I27]-[.G28]+[.H28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28]-[.C29]+[.D29]" office:value-type="float" office:value="70.0000000000012" calcext:value-type="float">
            <text:p>70.00</text:p>
          </table:table-cell>
          <table:table-cell table:style-name="ce394"/>
          <table:table-cell table:style-name="ce397" table:number-columns-repeated="2"/>
          <table:table-cell table:style-name="ce158" table:formula="of:=[.I28]-[.G29]+[.H29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29]-[.C30]+[.D30]" office:value-type="float" office:value="70.0000000000012" calcext:value-type="float">
            <text:p>70.00</text:p>
          </table:table-cell>
          <table:table-cell table:style-name="ce387" office:value-type="string" calcext:value-type="string">
            <text:p>Total </text:p>
          </table:table-cell>
          <table:table-cell table:style-name="ce425" table:number-columns-repeated="2"/>
          <table:table-cell table:style-name="ce406" table:formula="of:=[.I29]-[.G30]+[.H30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0]-[.C31]+[.D31]" office:value-type="float" office:value="70.0000000000012" calcext:value-type="float">
            <text:p>70.00</text:p>
          </table:table-cell>
          <table:table-cell table:style-name="ce412" office:value-type="string" calcext:value-type="string">
            <text:p>Nationwide Invest Direct</text:p>
          </table:table-cell>
          <table:table-cell table:style-name="ce426"/>
          <table:table-cell table:style-name="ce436"/>
          <table:table-cell table:style-name="ce441"/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1]-[.C32]+[.D32]" office:value-type="float" office:value="70.0000000000012" calcext:value-type="float">
            <text:p>70.00</text:p>
          </table:table-cell>
          <table:table-cell table:style-name="ce413" office:value-type="string" calcext:value-type="string">
            <text:p>Ms Wikes &amp; Mr Gadsby</text:p>
          </table:table-cell>
          <table:table-cell table:style-name="ce427"/>
          <table:table-cell table:style-name="ce437"/>
          <table:table-cell table:style-name="ce442"/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2]-[.C33]+[.D33]" office:value-type="float" office:value="70.0000000000012" calcext:value-type="float">
            <text:p>70.00</text:p>
          </table:table-cell>
          <table:table-cell table:style-name="ce413" office:value-type="string" calcext:value-type="string">
            <text:p>Account No:</text:p>
          </table:table-cell>
          <table:table-cell table:style-name="ce427"/>
          <table:table-cell table:style-name="ce430" office:value-type="string" calcext:value-type="string">
            <text:p>85430223</text:p>
          </table:table-cell>
          <table:table-cell table:style-name="ce442"/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3]-[.C34]+[.D34]" office:value-type="float" office:value="70.0000000000012" calcext:value-type="float">
            <text:p>70.00</text:p>
          </table:table-cell>
          <table:table-cell table:style-name="ce414" office:value-type="string" calcext:value-type="string">
            <text:p>Sort Code:</text:p>
          </table:table-cell>
          <table:table-cell table:style-name="ce427"/>
          <table:table-cell table:style-name="ce429" office:value-type="string" calcext:value-type="string">
            <text:p>07 00 30</text:p>
          </table:table-cell>
          <table:table-cell table:style-name="ce442"/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4]-[.C35]+[.D35]" office:value-type="float" office:value="70.0000000000012" calcext:value-type="float">
            <text:p>70.00</text:p>
          </table:table-cell>
          <table:table-cell table:style-name="ce414"/>
          <table:table-cell table:style-name="ce428"/>
          <table:table-cell table:style-name="ce437"/>
          <table:table-cell table:style-name="ce442"/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5]-[.C36]+[.D36]" office:value-type="float" office:value="70.0000000000012" calcext:value-type="float">
            <text:p>70.00</text:p>
          </table:table-cell>
          <table:table-cell table:style-name="ce415"/>
          <table:table-cell table:style-name="ce428"/>
          <table:table-cell table:style-name="ce437"/>
          <table:table-cell table:style-name="ce442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6]-[.C37]+[.D37]" office:value-type="float" office:value="70.0000000000012" calcext:value-type="float">
            <text:p>70.00</text:p>
          </table:table-cell>
          <table:table-cell table:style-name="ce416"/>
          <table:table-cell table:style-name="ce428"/>
          <table:table-cell table:style-name="ce437"/>
          <table:table-cell table:style-name="ce228" table:formula="of:=[.I36]-[.G37]+[.H37]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7]-[.C38]+[.D38]" office:value-type="float" office:value="70.0000000000012" calcext:value-type="float">
            <text:p>70.00</text:p>
          </table:table-cell>
          <table:table-cell table:style-name="ce416"/>
          <table:table-cell table:style-name="ce429"/>
          <table:table-cell table:style-name="ce437"/>
          <table:table-cell table:style-name="ce228" table:formula="of:=[.I37]-[.G38]+[.H38]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7" office:value-type="string" calcext:value-type="string">
            <text:p>Total</text:p>
          </table:table-cell>
          <table:table-cell table:style-name="ce398" table:number-columns-repeated="2"/>
          <table:table-cell table:style-name="ce411" table:formula="of:=[.E38]-[.C39]+[.D39]" office:value-type="float" office:value="70.0000000000012" calcext:value-type="float">
            <text:p>70.00</text:p>
          </table:table-cell>
          <table:table-cell table:style-name="ce416"/>
          <table:table-cell table:style-name="ce428"/>
          <table:table-cell table:style-name="ce437"/>
          <table:table-cell table:style-name="ce228" table:formula="of:=[.I38]-[.G39]+[.H39]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4" office:value-type="string" calcext:value-type="string">
            <text:p>Molly Alice Gadsby - Cash Child Trust Fund</text:p>
          </table:table-cell>
          <table:table-cell table:style-name="ce396" table:number-columns-repeated="2"/>
          <table:table-cell table:style-name="ce405"/>
          <table:table-cell table:style-name="Default"/>
          <table:table-cell table:style-name="ce413"/>
          <table:table-cell table:style-name="ce428"/>
          <table:table-cell table:style-name="ce437"/>
          <table:table-cell table:style-name="ce228" table:formula="of:=[.I39]-[.G40]+[.H40]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 office:value-type="string" calcext:value-type="string">
            <text:p>Nationwide</text:p>
          </table:table-cell>
          <table:table-cell table:style-name="ce397"/>
          <table:table-cell table:style-name="ce397" office:value-type="string" calcext:value-type="string">
            <text:p>PH856072A</text:p>
          </table:table-cell>
          <table:table-cell table:style-name="ce158"/>
          <table:table-cell table:style-name="Default"/>
          <table:table-cell table:style-name="ce413"/>
          <table:table-cell table:style-name="ce428"/>
          <table:table-cell table:style-name="ce437"/>
          <table:table-cell table:style-name="ce228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/>
          <table:table-cell table:style-name="Default"/>
          <table:table-cell table:style-name="ce413"/>
          <table:table-cell table:style-name="ce430"/>
          <table:table-cell table:style-name="ce211"/>
          <table:table-cell table:style-name="ce228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 office:value-type="float" office:value="1665.01" calcext:value-type="float">
            <text:p>1665.01</text:p>
          </table:table-cell>
          <table:table-cell table:style-name="Default"/>
          <table:table-cell table:style-name="ce413"/>
          <table:table-cell table:style-name="ce430"/>
          <table:table-cell table:style-name="ce211"/>
          <table:table-cell table:style-name="ce228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2-10-15" calcext:value-type="date">
            <text:p>15-Oct-12</text:p>
          </table:table-cell>
          <table:table-cell table:style-name="ce397"/>
          <table:table-cell table:style-name="ce397" office:value-type="float" office:value="18.33" calcext:value-type="float">
            <text:p>18.33</text:p>
          </table:table-cell>
          <table:table-cell table:style-name="ce15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417" office:value-type="string" calcext:value-type="string">
            <text:p>Total</text:p>
          </table:table-cell>
          <table:table-cell table:style-name="ce431"/>
          <table:table-cell table:style-name="ce438"/>
          <table:table-cell table:style-name="ce443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3-10-15" calcext:value-type="date">
            <text:p>15-Oct-13</text:p>
          </table:table-cell>
          <table:table-cell table:style-name="ce397"/>
          <table:table-cell table:style-name="ce397" office:value-type="float" office:value="18.49" calcext:value-type="float">
            <text:p>18.49</text:p>
          </table:table-cell>
          <table:table-cell table:style-name="ce15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418" office:value-type="string" calcext:value-type="string">
            <text:p>Tesco Internet Save </text:p>
          </table:table-cell>
          <table:table-cell table:style-name="ce432" table:number-columns-repeated="2"/>
          <table:table-cell table:style-name="ce445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386" office:value-type="date" office:date-value="2014-10-15" calcext:value-type="date">
            <text:p>15-Oct-14</text:p>
          </table:table-cell>
          <table:table-cell table:style-name="ce397"/>
          <table:table-cell table:style-name="ce397" office:value-type="float" office:value="18.71" calcext:value-type="float">
            <text:p>18.71</text:p>
          </table:table-cell>
          <table:table-cell table:style-name="ce158" table:formula="of:=[.D45]-[.B46]+[.C46]" office:value-type="float" office:value="1720.54" calcext:value-type="float">
            <text:p>1720.54</text:p>
          </table:table-cell>
          <table:table-cell/>
          <table:table-cell table:style-name="ce419" office:value-type="string" calcext:value-type="string">
            <text:p>Account No:</text:p>
          </table:table-cell>
          <table:table-cell table:style-name="ce433" table:number-columns-repeated="2"/>
          <table:table-cell table:style-name="ce44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386" office:value-type="date" office:date-value="2015-10-15" calcext:value-type="date">
            <text:p>15-Oct-15</text:p>
          </table:table-cell>
          <table:table-cell table:style-name="ce397"/>
          <table:table-cell table:style-name="ce397" office:value-type="float" office:value="38.48" calcext:value-type="float">
            <text:p>38.48</text:p>
          </table:table-cell>
          <table:table-cell table:style-name="ce158" table:formula="of:=[.D46]-[.B47]+[.C47]" office:value-type="float" office:value="1759.02" calcext:value-type="float">
            <text:p>1759.02</text:p>
          </table:table-cell>
          <table:table-cell/>
          <table:table-cell table:style-name="ce419" office:value-type="string" calcext:value-type="string">
            <text:p>Sort Code:</text:p>
          </table:table-cell>
          <table:table-cell table:style-name="ce433" table:number-columns-repeated="2"/>
          <table:table-cell table:style-name="ce44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6-10-15" calcext:value-type="date">
            <text:p>15-Oct-16</text:p>
          </table:table-cell>
          <table:table-cell table:style-name="ce397"/>
          <table:table-cell table:style-name="ce397" office:value-type="float" office:value="56.66" calcext:value-type="float">
            <text:p>56.66</text:p>
          </table:table-cell>
          <table:table-cell table:style-name="ce158" table:formula="of:=[.D47]-[.B48]+[.C48]" office:value-type="float" office:value="1815.68" calcext:value-type="float">
            <text:p>1815.68</text:p>
          </table:table-cell>
          <table:table-cell/>
          <table:table-cell table:style-name="ce419" office:value-type="string" calcext:value-type="string">
            <text:p>Reference No. </text:p>
          </table:table-cell>
          <table:table-cell table:style-name="ce433"/>
          <table:table-cell table:style-name="ce439" office:value-type="string" calcext:value-type="string">
            <text:p>2009010714914</text:p>
          </table:table-cell>
          <table:table-cell table:style-name="ce44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7-10-15" calcext:value-type="date">
            <text:p>15-Oct-17</text:p>
          </table:table-cell>
          <table:table-cell table:style-name="ce397"/>
          <table:table-cell table:style-name="ce397" office:value-type="float" office:value="56.66" calcext:value-type="float">
            <text:p>56.66</text:p>
          </table:table-cell>
          <table:table-cell table:style-name="ce158" table:formula="of:=[.D48]-[.B49]+[.C49]" office:value-type="float" office:value="1872.34" calcext:value-type="float">
            <text:p>1872.34</text:p>
          </table:table-cell>
          <table:table-cell/>
          <table:table-cell table:style-name="ce421" office:value-type="string" calcext:value-type="string">
            <text:p>Word</text:p>
          </table:table-cell>
          <table:table-cell table:style-name="ce434"/>
          <table:table-cell table:style-name="ce433" office:value-type="string" calcext:value-type="string">
            <text:p>Florence</text:p>
          </table:table-cell>
          <table:table-cell table:style-name="ce44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8-10-15" calcext:value-type="date">
            <text:p>15-Oct-18</text:p>
          </table:table-cell>
          <table:table-cell table:style-name="ce397"/>
          <table:table-cell table:style-name="ce397" office:value-type="float" office:value="1000" calcext:value-type="float">
            <text:p>1000</text:p>
          </table:table-cell>
          <table:table-cell table:style-name="ce158" table:formula="of:=[.D49]-[.B50]+[.C50]" office:value-type="float" office:value="2872.34" calcext:value-type="float">
            <text:p>2872.34</text:p>
          </table:table-cell>
          <table:table-cell/>
          <table:table-cell table:style-name="ce422"/>
          <table:table-cell table:style-name="ce434"/>
          <table:table-cell table:style-name="ce433"/>
          <table:table-cell table:style-name="ce44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9-10-15" calcext:value-type="date">
            <text:p>15-Oct-19</text:p>
          </table:table-cell>
          <table:table-cell table:style-name="ce397"/>
          <table:table-cell table:style-name="ce397" office:value-type="float" office:value="56.66" calcext:value-type="float">
            <text:p>56.66</text:p>
          </table:table-cell>
          <table:table-cell table:style-name="ce158" table:formula="of:=[.D50]-[.B51]+[.C51]" office:value-type="float" office:value="2929" calcext:value-type="float">
            <text:p>2929</text:p>
          </table:table-cell>
          <table:table-cell/>
          <table:table-cell table:style-name="ce422"/>
          <table:table-cell table:style-name="ce434"/>
          <table:table-cell table:style-name="ce433"/>
          <table:table-cell table:style-name="ce44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9-01-28" calcext:value-type="date">
            <text:p>28-Jan-19</text:p>
          </table:table-cell>
          <table:table-cell table:style-name="ce397" office:value-type="float" office:value="280" calcext:value-type="float">
            <text:p>280</text:p>
          </table:table-cell>
          <table:table-cell table:style-name="ce397"/>
          <table:table-cell table:style-name="ce158" table:formula="of:=[.D51]-[.B52]+[.C52]" office:value-type="float" office:value="2649" calcext:value-type="float">
            <text:p>2649</text:p>
          </table:table-cell>
          <table:table-cell/>
          <table:table-cell table:style-name="ce422"/>
          <table:table-cell table:style-name="ce433" table:number-columns-repeated="2"/>
          <table:table-cell table:style-name="ce446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 office:value-type="date" office:date-value="2020-02-01" calcext:value-type="date">
            <text:p>01-Feb</text:p>
          </table:table-cell>
          <table:table-cell table:style-name="ce397" office:value-type="float" office:value="308" calcext:value-type="float">
            <text:p>308</text:p>
          </table:table-cell>
          <table:table-cell table:style-name="ce397"/>
          <table:table-cell table:style-name="ce158" table:formula="of:=[.D52]-[.B53]+[.C53]" office:value-type="float" office:value="2341" calcext:value-type="float">
            <text:p>2341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 table:formula="of:=[.D53]-[.B54]+[.C54]" office:value-type="float" office:value="2341" calcext:value-type="float">
            <text:p>2341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 table:formula="of:=[.D54]-[.B55]+[.C55]" office:value-type="float" office:value="2341" calcext:value-type="float">
            <text:p>2341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 table:formula="of:=[.D55]-[.B56]+[.C56]" office:value-type="float" office:value="2341" calcext:value-type="float">
            <text:p>2341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387" office:value-type="string" calcext:value-type="string">
            <text:p>Total</text:p>
          </table:table-cell>
          <table:table-cell table:style-name="ce398" table:formula="of:=SUM([.B52:.B53])" office:value-type="float" office:value="588" calcext:value-type="float">
            <text:p>588</text:p>
          </table:table-cell>
          <table:table-cell table:style-name="ce398"/>
          <table:table-cell table:style-name="ce406" table:formula="of:=[.D56]-[.B57]+[.C57]" office:value-type="float" office:value="1753" calcext:value-type="float">
            <text:p>1753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24" office:value-type="string" calcext:value-type="string">
            <text:p>Total</text:p>
          </table:table-cell>
          <table:table-cell table:style-name="ce435" table:number-columns-repeated="2"/>
          <table:table-cell table:style-name="ce447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270" table:number-columns-repeated="4"/>
          <table:table-cell table:number-columns-repeated="4"/>
          <table:table-cell table:style-name="ce257"/>
          <table:table-cell table:number-columns-repeated="39"/>
        </table:table-row>
        <table:table-row table:style-name="ro1">
          <table:table-cell table:number-columns-repeated="16"/>
          <table:table-cell table:style-name="ce275" table:number-columns-repeated="4"/>
          <table:table-cell table:number-columns-repeated="4"/>
          <table:table-cell table:style-name="ce257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57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195"/>
        <table:table-column table:style-name="co39" table:default-cell-style-name="ce195"/>
        <table:table-column table:style-name="co12" table:default-cell-style-name="ce1091"/>
        <table:table-column table:style-name="co20" table:default-cell-style-name="ce117"/>
        <table:table-column table:style-name="co40" table:default-cell-style-name="ce117"/>
        <table:table-column table:style-name="co17" table:number-columns-repeated="2" table:default-cell-style-name="ce117"/>
        <table:table-column table:style-name="co41" table:default-cell-style-name="ce117"/>
        <table:table-column table:style-name="co42" table:default-cell-style-name="ce117"/>
        <table:table-column table:style-name="co7" table:default-cell-style-name="ce257"/>
        <table:table-column table:style-name="co16" table:default-cell-style-name="ce117"/>
        <table:table-column table:style-name="co43" table:default-cell-style-name="ce117"/>
        <table:table-column table:style-name="co15" table:default-cell-style-name="ce187"/>
        <table:table-column table:style-name="co7" table:default-cell-style-name="ce117"/>
        <table:table-column table:style-name="co15" table:number-columns-repeated="50" table:default-cell-style-name="ce187"/>
        <table:table-row table:style-name="ro1">
          <table:table-cell table:style-name="ce1074" office:value-type="string" calcext:value-type="string">
            <text:p>Bill</text:p>
          </table:table-cell>
          <table:table-cell table:style-name="ce1080"/>
          <table:table-cell table:style-name="ce1087" office:value-type="string" calcext:value-type="string">
            <text:p>Date Due</text:p>
          </table:table-cell>
          <table:table-cell table:style-name="ce1092" office:value-type="string" calcext:value-type="string">
            <text:p>Amount</text:p>
          </table:table-cell>
          <table:table-cell table:style-name="ce109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2]" office:value-type="date" office:date-value="2019-05-25" calcext:value-type="date">
            <text:p>19</text:p>
          </table:table-cell>
          <table:table-cell table:style-name="ce1088" office:value-type="date" office:date-value="2019-05-25" calcext:value-type="date">
            <text:p>25-May</text:p>
          </table:table-cell>
          <table:table-cell table:style-name="ce1093"/>
          <table:table-cell table:style-name="ce1098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2" table:formula="of:=[.C3]" office:value-type="date" office:date-value="2021-05-25" calcext:value-type="date">
            <text:p>21</text:p>
          </table:table-cell>
          <table:table-cell table:style-name="ce1088" office:value-type="date" office:date-value="2021-05-25" calcext:value-type="date">
            <text:p>25-May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Water</text:p>
          </table:table-cell>
          <table:table-cell table:style-name="ce1082" table:formula="of:=[.C4]" office:value-type="date" office:date-value="2021-05-20" calcext:value-type="date">
            <text:p>21</text:p>
          </table:table-cell>
          <table:table-cell table:style-name="ce1088" office:value-type="date" office:date-value="2021-05-20" calcext:value-type="date">
            <text:p>20-May</text:p>
          </table:table-cell>
          <table:table-cell table:style-name="ce1093" office:value-type="float" office:value="300" calcext:value-type="float">
            <text:p>£300.00</text:p>
          </table:table-cell>
          <table:table-cell table:style-name="ce1098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2" table:formula="of:=[.C5]" office:value-type="date" office:date-value="2021-06-01" calcext:value-type="date">
            <text:p>21</text:p>
          </table:table-cell>
          <table:table-cell table:style-name="ce1088" office:value-type="date" office:date-value="2021-06-01" calcext:value-type="date">
            <text:p>01-Jun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2" table:formula="of:=[.C6]" office:value-type="date" office:date-value="2021-06-03" calcext:value-type="date">
            <text:p>21</text:p>
          </table:table-cell>
          <table:table-cell table:style-name="ce1088" office:value-type="date" office:date-value="2021-06-03" calcext:value-type="date">
            <text:p>03-Jun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7]" office:value-type="date" office:date-value="2020-06-12" calcext:value-type="date">
            <text:p>20</text:p>
          </table:table-cell>
          <table:table-cell table:style-name="ce1088" office:value-type="date" office:date-value="2020-06-12" calcext:value-type="date">
            <text:p>12-Jun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8]" office:value-type="date" office:date-value="2020-06-20" calcext:value-type="date">
            <text:p>20</text:p>
          </table:table-cell>
          <table:table-cell table:style-name="ce1088" office:value-type="date" office:date-value="2020-06-20" calcext:value-type="date">
            <text:p>20-Jun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CT</text:p>
          </table:table-cell>
          <table:table-cell table:style-name="ce1081" table:formula="of:=[.C9]" office:value-type="date" office:date-value="2020-06-25" calcext:value-type="date">
            <text:p>20</text:p>
          </table:table-cell>
          <table:table-cell table:style-name="ce1088" office:value-type="date" office:date-value="2020-06-25" calcext:value-type="date">
            <text:p>25-Jun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8]-[.D9]" office:value-type="float" office:value="-339.333333333333" calcext:value-type="float">
            <text:p>-£339.33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10]" office:value-type="date" office:date-value="2020-06-25" calcext:value-type="date">
            <text:p>20</text:p>
          </table:table-cell>
          <table:table-cell table:style-name="ce1088" office:value-type="date" office:date-value="2020-06-25" calcext:value-type="date">
            <text:p>25-Jun</text:p>
          </table:table-cell>
          <table:table-cell table:style-name="ce1093"/>
          <table:table-cell table:style-name="ce1098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11]" office:value-type="date" office:date-value="2020-07-01" calcext:value-type="date">
            <text:p>20</text:p>
          </table:table-cell>
          <table:table-cell table:style-name="ce1088" office:value-type="date" office:date-value="2020-07-01" calcext:value-type="date">
            <text:p>01-Jul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12]" office:value-type="date" office:date-value="2020-07-03" calcext:value-type="date">
            <text:p>20</text:p>
          </table:table-cell>
          <table:table-cell table:style-name="ce1088" office:value-type="date" office:date-value="2020-07-03" calcext:value-type="date">
            <text:p>03-Jul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13]" office:value-type="date" office:date-value="2020-07-12" calcext:value-type="date">
            <text:p>20</text:p>
          </table:table-cell>
          <table:table-cell table:style-name="ce1088" office:value-type="date" office:date-value="2020-07-12" calcext:value-type="date">
            <text:p>12-Jul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14]" office:value-type="date" office:date-value="2020-07-20" calcext:value-type="date">
            <text:p>20</text:p>
          </table:table-cell>
          <table:table-cell table:style-name="ce1088" office:value-type="date" office:date-value="2020-07-20" calcext:value-type="date">
            <text:p>20-Jul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15]" office:value-type="date" office:date-value="2020-07-25" calcext:value-type="date">
            <text:p>20</text:p>
          </table:table-cell>
          <table:table-cell table:style-name="ce1088" office:value-type="date" office:date-value="2020-07-25" calcext:value-type="date">
            <text:p>25-Jul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16]" office:value-type="date" office:date-value="2020-07-25" calcext:value-type="date">
            <text:p>20</text:p>
          </table:table-cell>
          <table:table-cell table:style-name="ce1088" office:value-type="date" office:date-value="2020-07-25" calcext:value-type="date">
            <text:p>25-Jul</text:p>
          </table:table-cell>
          <table:table-cell table:style-name="ce1093"/>
          <table:table-cell table:style-name="ce1098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17]" office:value-type="date" office:date-value="2020-08-01" calcext:value-type="date">
            <text:p>20</text:p>
          </table:table-cell>
          <table:table-cell table:style-name="ce1088" office:value-type="date" office:date-value="2020-08-01" calcext:value-type="date">
            <text:p>01-Aug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18]" office:value-type="date" office:date-value="2020-08-03" calcext:value-type="date">
            <text:p>20</text:p>
          </table:table-cell>
          <table:table-cell table:style-name="ce1088" office:value-type="date" office:date-value="2020-08-03" calcext:value-type="date">
            <text:p>03-Aug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19]" office:value-type="date" office:date-value="2020-08-12" calcext:value-type="date">
            <text:p>20</text:p>
          </table:table-cell>
          <table:table-cell table:style-name="ce1088" office:value-type="date" office:date-value="2020-08-12" calcext:value-type="date">
            <text:p>12-Aug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18]-[.D19]" office:value-type="float" office:value="106" calcext:value-type="float">
            <text:p>£106.00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20]" office:value-type="date" office:date-value="2020-08-20" calcext:value-type="date">
            <text:p>20</text:p>
          </table:table-cell>
          <table:table-cell table:style-name="ce1088" office:value-type="date" office:date-value="2020-08-20" calcext:value-type="date">
            <text:p>20-Aug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1091"/>
          <table:table-cell table:number-columns-repeated="50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21]" office:value-type="date" office:date-value="2020-08-25" calcext:value-type="date">
            <text:p>20</text:p>
          </table:table-cell>
          <table:table-cell table:style-name="ce1088" office:value-type="date" office:date-value="2020-08-25" calcext:value-type="date">
            <text:p>25-Aug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22]" office:value-type="date" office:date-value="2020-08-25" calcext:value-type="date">
            <text:p>20</text:p>
          </table:table-cell>
          <table:table-cell table:style-name="ce1088" office:value-type="date" office:date-value="2020-08-25" calcext:value-type="date">
            <text:p>25-Aug</text:p>
          </table:table-cell>
          <table:table-cell table:style-name="ce1093"/>
          <table:table-cell table:style-name="ce1098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23]" office:value-type="date" office:date-value="2020-09-01" calcext:value-type="date">
            <text:p>20</text:p>
          </table:table-cell>
          <table:table-cell table:style-name="ce1088" office:value-type="date" office:date-value="2020-09-01" calcext:value-type="date">
            <text:p>01-Sep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24]" office:value-type="date" office:date-value="2020-09-03" calcext:value-type="date">
            <text:p>20</text:p>
          </table:table-cell>
          <table:table-cell table:style-name="ce1088" office:value-type="date" office:date-value="2020-09-03" calcext:value-type="date">
            <text:p>03-Sep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25]" office:value-type="date" office:date-value="2020-09-12" calcext:value-type="date">
            <text:p>20</text:p>
          </table:table-cell>
          <table:table-cell table:style-name="ce1088" office:value-type="date" office:date-value="2020-09-12" calcext:value-type="date">
            <text:p>12-Sep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444"/>
          <table:table-cell table:number-columns-repeated="53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26]" office:value-type="date" office:date-value="2020-09-20" calcext:value-type="date">
            <text:p>20</text:p>
          </table:table-cell>
          <table:table-cell table:style-name="ce1088" office:value-type="date" office:date-value="2020-09-20" calcext:value-type="date">
            <text:p>20-Sep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444"/>
          <table:table-cell table:number-columns-repeated="53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27]" office:value-type="date" office:date-value="2020-09-25" calcext:value-type="date">
            <text:p>20</text:p>
          </table:table-cell>
          <table:table-cell table:style-name="ce1088" office:value-type="date" office:date-value="2020-09-25" calcext:value-type="date">
            <text:p>25-Sep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444"/>
          <table:table-cell table:number-columns-repeated="53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28]" office:value-type="date" office:date-value="2020-09-25" calcext:value-type="date">
            <text:p>20</text:p>
          </table:table-cell>
          <table:table-cell table:style-name="ce1088" office:value-type="date" office:date-value="2020-09-25" calcext:value-type="date">
            <text:p>25-Sep</text:p>
          </table:table-cell>
          <table:table-cell table:style-name="ce1093"/>
          <table:table-cell table:style-name="ce1098" table:formula="of:=[.E27]+[.$E$85]" office:value-type="float" office:value="501.443333333333" calcext:value-type="float">
            <text:p>£501.44</text:p>
          </table:table-cell>
          <table:table-cell/>
          <table:table-cell table:style-name="ce1091" table:number-columns-repeated="2"/>
          <table:table-cell table:number-columns-repeated="2"/>
          <table:table-cell table:style-name="ce444"/>
          <table:table-cell table:number-columns-repeated="53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29]" office:value-type="date" office:date-value="2020-10-01" calcext:value-type="date">
            <text:p>20</text:p>
          </table:table-cell>
          <table:table-cell table:style-name="ce1088" office:value-type="date" office:date-value="2020-10-01" calcext:value-type="date">
            <text:p>01-Oct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444"/>
          <table:table-cell table:number-columns-repeated="53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30]" office:value-type="date" office:date-value="2020-10-03" calcext:value-type="date">
            <text:p>20</text:p>
          </table:table-cell>
          <table:table-cell table:style-name="ce1089" office:value-type="date" office:date-value="2020-10-03" calcext:value-type="date">
            <text:p>03-Oct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1091"/>
          <table:table-cell table:number-columns-repeated="2"/>
          <table:table-cell table:style-name="ce444"/>
          <table:table-cell table:number-columns-repeated="53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31]" office:value-type="date" office:date-value="2020-10-12" calcext:value-type="date">
            <text:p>20</text:p>
          </table:table-cell>
          <table:table-cell table:style-name="ce1088" office:value-type="date" office:date-value="2020-10-12" calcext:value-type="date">
            <text:p>12-Oct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32]" office:value-type="date" office:date-value="2020-10-20" calcext:value-type="date">
            <text:p>20</text:p>
          </table:table-cell>
          <table:table-cell table:style-name="ce1088" office:value-type="date" office:date-value="2020-10-20" calcext:value-type="date">
            <text:p>20-Oct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31]-[.D32]" office:value-type="float" office:value="318.333333333333" calcext:value-type="float">
            <text:p>£318.33</text:p>
          </table:table-cell>
          <table:table-cell table:style-name="ce1091"/>
          <table:table-cell table:number-columns-repeated="58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33]" office:value-type="date" office:date-value="2020-10-25" calcext:value-type="date">
            <text:p>20</text:p>
          </table:table-cell>
          <table:table-cell table:style-name="ce1088" office:value-type="date" office:date-value="2020-10-25" calcext:value-type="date">
            <text:p>25-Oct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34]" office:value-type="date" office:date-value="2020-10-25" calcext:value-type="date">
            <text:p>20</text:p>
          </table:table-cell>
          <table:table-cell table:style-name="ce1088" office:value-type="date" office:date-value="2020-10-25" calcext:value-type="date">
            <text:p>25-Oct</text:p>
          </table:table-cell>
          <table:table-cell table:style-name="ce1093"/>
          <table:table-cell table:style-name="ce1098" table:formula="of:=[.E33]+[.$E$85]" office:value-type="float" office:value="625.11" calcext:value-type="float">
            <text:p>£625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35]" office:value-type="date" office:date-value="2020-11-01" calcext:value-type="date">
            <text:p>20</text:p>
          </table:table-cell>
          <table:table-cell table:style-name="ce1088" office:value-type="date" office:date-value="2020-11-01" calcext:value-type="date">
            <text:p>01-Nov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36]" office:value-type="date" office:date-value="2020-11-03" calcext:value-type="date">
            <text:p>20</text:p>
          </table:table-cell>
          <table:table-cell table:style-name="ce1088" office:value-type="date" office:date-value="2020-11-03" calcext:value-type="date">
            <text:p>03-Nov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35]-[.D36]" office:value-type="float" office:value="489.11" calcext:value-type="float">
            <text:p>£489.11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37]" office:value-type="date" office:date-value="2020-11-12" calcext:value-type="date">
            <text:p>20</text:p>
          </table:table-cell>
          <table:table-cell table:style-name="ce1088" office:value-type="date" office:date-value="2020-11-12" calcext:value-type="date">
            <text:p>12-Nov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38]" office:value-type="date" office:date-value="2020-11-20" calcext:value-type="date">
            <text:p>20</text:p>
          </table:table-cell>
          <table:table-cell table:style-name="ce1088" office:value-type="date" office:date-value="2020-11-20" calcext:value-type="date">
            <text:p>20-Nov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39]" office:value-type="date" office:date-value="2020-11-25" calcext:value-type="date">
            <text:p>20</text:p>
          </table:table-cell>
          <table:table-cell table:style-name="ce1088" office:value-type="date" office:date-value="2020-11-25" calcext:value-type="date">
            <text:p>25-Nov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40]" office:value-type="date" office:date-value="2020-11-25" calcext:value-type="date">
            <text:p>20</text:p>
          </table:table-cell>
          <table:table-cell table:style-name="ce1090" office:value-type="date" office:date-value="2020-11-25" calcext:value-type="date">
            <text:p>25-Nov</text:p>
          </table:table-cell>
          <table:table-cell table:style-name="ce1093"/>
          <table:table-cell table:style-name="ce1098" table:formula="of:=[.E39]+[.$E$85]" office:value-type="float" office:value="748.776666666666" calcext:value-type="float">
            <text:p>£748.78</text:p>
          </table:table-cell>
          <table:table-cell/>
          <table:table-cell table:style-name="ce1091"/>
          <table:table-cell table:style-name="ce1101"/>
          <table:table-cell table:number-columns-repeated="56"/>
        </table:table-row>
        <table:table-row table:style-name="ro1">
          <table:table-cell table:style-name="ce1077" office:value-type="string" calcext:value-type="string">
            <text:p>Water </text:p>
          </table:table-cell>
          <table:table-cell table:style-name="ce1081" table:formula="of:=[.C41]" office:value-type="date" office:date-value="2020-11-26" calcext:value-type="date">
            <text:p>20</text:p>
          </table:table-cell>
          <table:table-cell table:style-name="ce1088" office:value-type="date" office:date-value="2020-11-26" calcext:value-type="date">
            <text:p>26-Nov</text:p>
          </table:table-cell>
          <table:table-cell table:style-name="ce1093" office:value-type="float" office:value="300" calcext:value-type="float">
            <text:p>£300.00</text:p>
          </table:table-cell>
          <table:table-cell table:style-name="ce1098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1091"/>
          <table:table-cell/>
          <table:table-cell table:style-name="ce117"/>
          <table:table-cell table:number-columns-repeated="54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42]" office:value-type="date" office:date-value="2020-12-01" calcext:value-type="date">
            <text:p>20</text:p>
          </table:table-cell>
          <table:table-cell table:style-name="ce1088" office:value-type="date" office:date-value="2020-12-01" calcext:value-type="date">
            <text:p>01-Dec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41]-[.D42]" office:value-type="float" office:value="412.776666666666" calcext:value-type="float">
            <text:p>£412.78</text:p>
          </table:table-cell>
          <table:table-cell/>
          <table:table-cell table:style-name="ce1091"/>
          <table:table-cell table:number-columns-repeated="2"/>
          <table:table-cell table:style-name="ce117"/>
          <table:table-cell table:number-columns-repeated="54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43]" office:value-type="date" office:date-value="2020-12-02" calcext:value-type="date">
            <text:p>20</text:p>
          </table:table-cell>
          <table:table-cell table:style-name="ce1088" office:value-type="date" office:date-value="2020-12-02" calcext:value-type="date">
            <text:p>02-Dec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42]-[.D43]" office:value-type="float" office:value="312.776666666666" calcext:value-type="float">
            <text:p>£312.78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44]" office:value-type="date" office:date-value="2020-12-12" calcext:value-type="date">
            <text:p>20</text:p>
          </table:table-cell>
          <table:table-cell table:style-name="ce1088" office:value-type="date" office:date-value="2020-12-12" calcext:value-type="date">
            <text:p>12-Dec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Art Fund</text:p>
          </table:table-cell>
          <table:table-cell table:style-name="ce1081" table:formula="of:=[.C45]" office:value-type="date" office:date-value="2020-12-16" calcext:value-type="date">
            <text:p>20</text:p>
          </table:table-cell>
          <table:table-cell table:style-name="ce1088" office:value-type="date" office:date-value="2020-12-16" calcext:value-type="date">
            <text:p>16-Dec</text:p>
          </table:table-cell>
          <table:table-cell table:style-name="ce1093" office:value-type="float" office:value="120" calcext:value-type="float">
            <text:p>£120.00</text:p>
          </table:table-cell>
          <table:table-cell table:style-name="ce1098" table:formula="of:=[.E44]-[.D45]" office:value-type="float" office:value="180.666666666666" calcext:value-type="float">
            <text:p>£180.67</text:p>
          </table:table-cell>
          <table:table-cell table:style-name="ce1091" table:number-columns-repeated="2"/>
          <table:table-cell table:number-columns-repeated="57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46]" office:value-type="date" office:date-value="2020-12-20" calcext:value-type="date">
            <text:p>20</text:p>
          </table:table-cell>
          <table:table-cell table:style-name="ce1088" office:value-type="date" office:date-value="2020-12-20" calcext:value-type="date">
            <text:p>20-Dec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47]" office:value-type="date" office:date-value="2020-12-25" calcext:value-type="date">
            <text:p>20</text:p>
          </table:table-cell>
          <table:table-cell table:style-name="ce1088" office:value-type="date" office:date-value="2020-12-25" calcext:value-type="date">
            <text:p>25-Dec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48]" office:value-type="date" office:date-value="2020-12-25" calcext:value-type="date">
            <text:p>20</text:p>
          </table:table-cell>
          <table:table-cell table:style-name="ce1088" office:value-type="date" office:date-value="2020-12-25" calcext:value-type="date">
            <text:p>25-Dec</text:p>
          </table:table-cell>
          <table:table-cell table:style-name="ce1093"/>
          <table:table-cell table:style-name="ce1098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3" table:formula="of:=[.C49]" office:value-type="date" office:date-value="2021-01-01" calcext:value-type="date">
            <text:p>21</text:p>
          </table:table-cell>
          <table:table-cell table:style-name="ce1088" office:value-type="date" office:date-value="2021-01-01" calcext:value-type="date">
            <text:p>01-Jan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48]-[.D49]" office:value-type="float" office:value="416.443333333333" calcext:value-type="float">
            <text:p>£416.44</text:p>
          </table:table-cell>
          <table:table-cell table:style-name="ce1091"/>
          <table:table-cell table:number-columns-repeated="58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2" table:formula="of:=[.C50]" office:value-type="date" office:date-value="2021-01-03" calcext:value-type="date">
            <text:p>21</text:p>
          </table:table-cell>
          <table:table-cell table:style-name="ce1088" office:value-type="date" office:date-value="2021-01-03" calcext:value-type="date">
            <text:p>03-Jan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4" table:formula="of:=[.C51]" office:value-type="date" office:date-value="2021-01-10" calcext:value-type="date">
            <text:p>21</text:p>
          </table:table-cell>
          <table:table-cell table:style-name="ce1088" office:value-type="date" office:date-value="2021-01-10" calcext:value-type="date">
            <text:p>10-Jan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2" table:formula="of:=[.C52]" office:value-type="date" office:date-value="2021-01-20" calcext:value-type="date">
            <text:p>21</text:p>
          </table:table-cell>
          <table:table-cell table:style-name="ce1088" office:value-type="date" office:date-value="2021-01-20" calcext:value-type="date">
            <text:p>20-Jan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2" table:formula="of:=[.C53]" office:value-type="date" office:date-value="2021-01-25" calcext:value-type="date">
            <text:p>21</text:p>
          </table:table-cell>
          <table:table-cell table:style-name="ce1088" office:value-type="date" office:date-value="2021-01-25" calcext:value-type="date">
            <text:p>25-Jan</text:p>
          </table:table-cell>
          <table:table-cell table:style-name="ce1093" office:value-type="float" office:value="163" calcext:value-type="float">
            <text:p>£163.00</text:p>
          </table:table-cell>
          <table:table-cell table:style-name="ce1098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2" table:formula="of:=[.C54]" office:value-type="date" office:date-value="2021-01-25" calcext:value-type="date">
            <text:p>21</text:p>
          </table:table-cell>
          <table:table-cell table:style-name="ce1088" office:value-type="date" office:date-value="2021-01-25" calcext:value-type="date">
            <text:p>25-Jan</text:p>
          </table:table-cell>
          <table:table-cell table:style-name="ce1093"/>
          <table:table-cell table:style-name="ce1098" table:formula="of:=[.E53]+[.$E$85]" office:value-type="float" office:value="576.11" calcext:value-type="float">
            <text:p>£576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Car Tax</text:p>
          </table:table-cell>
          <table:table-cell table:style-name="ce1082" table:formula="of:=[.C55]" office:value-type="date" office:date-value="2021-01-31" calcext:value-type="date">
            <text:p>21</text:p>
          </table:table-cell>
          <table:table-cell table:style-name="ce1088" office:value-type="date" office:date-value="2021-01-31" calcext:value-type="date">
            <text:p>31-Jan</text:p>
          </table:table-cell>
          <table:table-cell table:style-name="ce1093" office:value-type="float" office:value="20" calcext:value-type="float">
            <text:p>£20.00</text:p>
          </table:table-cell>
          <table:table-cell table:style-name="ce1098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2" table:formula="of:=[.C56]" office:value-type="date" office:date-value="2021-02-01" calcext:value-type="date">
            <text:p>21</text:p>
          </table:table-cell>
          <table:table-cell table:style-name="ce1088" office:value-type="date" office:date-value="2021-02-01" calcext:value-type="date">
            <text:p>01-Feb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2" table:formula="of:=[.C57]" office:value-type="date" office:date-value="2021-02-03" calcext:value-type="date">
            <text:p>21</text:p>
          </table:table-cell>
          <table:table-cell table:style-name="ce1088" office:value-type="date" office:date-value="2021-02-03" calcext:value-type="date">
            <text:p>03-Feb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2" table:formula="of:=[.C58]" office:value-type="date" office:date-value="2021-02-11" calcext:value-type="date">
            <text:p>21</text:p>
          </table:table-cell>
          <table:table-cell table:style-name="ce1088" office:value-type="date" office:date-value="2021-02-11" calcext:value-type="date">
            <text:p>11-Feb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Parking Permit</text:p>
          </table:table-cell>
          <table:table-cell table:style-name="ce1082" table:formula="of:=[.C59]" office:value-type="date" office:date-value="2021-02-20" calcext:value-type="date">
            <text:p>21</text:p>
          </table:table-cell>
          <table:table-cell table:style-name="ce1088" office:value-type="date" office:date-value="2021-02-20" calcext:value-type="date">
            <text:p>20-Feb</text:p>
          </table:table-cell>
          <table:table-cell table:style-name="ce1093" office:value-type="float" office:value="70" calcext:value-type="float">
            <text:p>£70.00</text:p>
          </table:table-cell>
          <table:table-cell table:style-name="ce1098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2" table:formula="of:=[.C60]" office:value-type="date" office:date-value="2021-02-20" calcext:value-type="date">
            <text:p>21</text:p>
          </table:table-cell>
          <table:table-cell table:style-name="ce1088" office:value-type="date" office:date-value="2021-02-20" calcext:value-type="date">
            <text:p>20-Feb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2" table:formula="of:=[.C61]" office:value-type="date" office:date-value="2021-02-25" calcext:value-type="date">
            <text:p>21</text:p>
          </table:table-cell>
          <table:table-cell table:style-name="ce1088" office:value-type="date" office:date-value="2021-02-25" calcext:value-type="date">
            <text:p>25-Feb</text:p>
          </table:table-cell>
          <table:table-cell table:style-name="ce1093" office:value-type="float" office:value="163" calcext:value-type="float">
            <text:p>£163.00</text:p>
          </table:table-cell>
          <table:table-cell table:style-name="ce1098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2" table:formula="of:=[.C62]" office:value-type="date" office:date-value="2021-02-25" calcext:value-type="date">
            <text:p>21</text:p>
          </table:table-cell>
          <table:table-cell table:style-name="ce1088" office:value-type="date" office:date-value="2021-02-25" calcext:value-type="date">
            <text:p>25-Feb</text:p>
          </table:table-cell>
          <table:table-cell table:style-name="ce1093"/>
          <table:table-cell table:style-name="ce1098" table:formula="of:=[.E61]+[.$E$85]" office:value-type="float" office:value="609.776666666666" calcext:value-type="float">
            <text:p>£609.78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2" table:formula="of:=[.C63]" office:value-type="date" office:date-value="2021-03-01" calcext:value-type="date">
            <text:p>21</text:p>
          </table:table-cell>
          <table:table-cell table:style-name="ce1088" office:value-type="date" office:date-value="2021-03-01" calcext:value-type="date">
            <text:p>01-Mar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2" table:formula="of:=[.C64]" office:value-type="date" office:date-value="2021-03-03" calcext:value-type="date">
            <text:p>21</text:p>
          </table:table-cell>
          <table:table-cell table:style-name="ce1088" office:value-type="date" office:date-value="2021-03-03" calcext:value-type="date">
            <text:p>03-Mar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House Insurance</text:p>
          </table:table-cell>
          <table:table-cell table:style-name="ce1082" table:formula="of:=[.C65]" office:value-type="date" office:date-value="2021-03-03" calcext:value-type="date">
            <text:p>21</text:p>
          </table:table-cell>
          <table:table-cell table:style-name="ce1088" office:value-type="date" office:date-value="2021-03-03" calcext:value-type="date">
            <text:p>03-Mar</text:p>
          </table:table-cell>
          <table:table-cell table:style-name="ce1093" office:value-type="float" office:value="145" calcext:value-type="float">
            <text:p>£145.00</text:p>
          </table:table-cell>
          <table:table-cell table:style-name="ce1098" table:formula="of:=[.E64]-[.D65]" office:value-type="float" office:value="328.776666666666" calcext:value-type="float">
            <text:p>£328.78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2" table:formula="of:=[.C66]" office:value-type="date" office:date-value="2021-03-12" calcext:value-type="date">
            <text:p>21</text:p>
          </table:table-cell>
          <table:table-cell table:style-name="ce1088" office:value-type="date" office:date-value="2021-03-12" calcext:value-type="date">
            <text:p>12-Mar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2" table:formula="of:=[.C67]" office:value-type="date" office:date-value="2021-03-20" calcext:value-type="date">
            <text:p>21</text:p>
          </table:table-cell>
          <table:table-cell table:style-name="ce1088" office:value-type="date" office:date-value="2021-03-20" calcext:value-type="date">
            <text:p>20-Mar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2" table:formula="of:=[.C68]" office:value-type="date" office:date-value="2021-03-25" calcext:value-type="date">
            <text:p>21</text:p>
          </table:table-cell>
          <table:table-cell table:style-name="ce1088" office:value-type="date" office:date-value="2021-03-25" calcext:value-type="date">
            <text:p>25-Mar</text:p>
          </table:table-cell>
          <table:table-cell table:style-name="ce1093" office:value-type="float" office:value="163" calcext:value-type="float">
            <text:p>£163.00</text:p>
          </table:table-cell>
          <table:table-cell table:style-name="ce1098" table:formula="of:=[.E67]-[.D68]" office:value-type="float" office:value="118.666666666666" calcext:value-type="float">
            <text:p>£118.67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2" table:formula="of:=[.C69]" office:value-type="date" office:date-value="2021-03-25" calcext:value-type="date">
            <text:p>21</text:p>
          </table:table-cell>
          <table:table-cell table:style-name="ce1088" office:value-type="date" office:date-value="2021-03-25" calcext:value-type="date">
            <text:p>25-Mar</text:p>
          </table:table-cell>
          <table:table-cell table:style-name="ce1093"/>
          <table:table-cell table:style-name="ce1098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Car insurance</text:p>
          </table:table-cell>
          <table:table-cell table:style-name="ce1082" table:formula="of:=[.C70]" office:value-type="date" office:date-value="2021-03-31" calcext:value-type="date">
            <text:p>21</text:p>
          </table:table-cell>
          <table:table-cell table:style-name="ce1088" office:value-type="date" office:date-value="2021-03-31" calcext:value-type="date">
            <text:p>31-Mar</text:p>
          </table:table-cell>
          <table:table-cell table:style-name="ce1093" office:value-type="float" office:value="530" calcext:value-type="float">
            <text:p>£530.00</text:p>
          </table:table-cell>
          <table:table-cell table:style-name="ce1098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2" table:formula="of:=[.C71]" office:value-type="date" office:date-value="2021-04-01" calcext:value-type="date">
            <text:p>21</text:p>
          </table:table-cell>
          <table:table-cell table:style-name="ce1088" office:value-type="date" office:date-value="2021-04-01" calcext:value-type="date">
            <text:p>01-Apr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2" table:formula="of:=[.C72]" office:value-type="date" office:date-value="2021-04-03" calcext:value-type="date">
            <text:p>21</text:p>
          </table:table-cell>
          <table:table-cell table:style-name="ce1088" office:value-type="date" office:date-value="2021-04-03" calcext:value-type="date">
            <text:p>03-Apr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71]-[.D72]" office:value-type="float" office:value="-77.5566666666671" calcext:value-type="float">
            <text:p>-£77.56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2" table:formula="of:=[.C73]" office:value-type="date" office:date-value="2021-04-12" calcext:value-type="date">
            <text:p>21</text:p>
          </table:table-cell>
          <table:table-cell table:style-name="ce1088" office:value-type="date" office:date-value="2021-04-12" calcext:value-type="date">
            <text:p>12-Apr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2" table:formula="of:=[.C74]" office:value-type="date" office:date-value="2021-04-20" calcext:value-type="date">
            <text:p>21</text:p>
          </table:table-cell>
          <table:table-cell table:style-name="ce1088" office:value-type="date" office:date-value="2021-04-20" calcext:value-type="date">
            <text:p>20-Apr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73]-[.D74]" office:value-type="float" office:value="-124.666666666667" calcext:value-type="float">
            <text:p>-£124.67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2" table:formula="of:=[.C75]" office:value-type="date" office:date-value="2021-04-25" calcext:value-type="date">
            <text:p>21</text:p>
          </table:table-cell>
          <table:table-cell table:style-name="ce1088" office:value-type="date" office:date-value="2021-04-25" calcext:value-type="date">
            <text:p>25-Apr</text:p>
          </table:table-cell>
          <table:table-cell table:style-name="ce1093" office:value-type="float" office:value="162" calcext:value-type="float">
            <text:p>£162.00</text:p>
          </table:table-cell>
          <table:table-cell table:style-name="ce1098" table:formula="of:=[.E74]-[.D75]" office:value-type="float" office:value="-286.666666666667" calcext:value-type="float">
            <text:p>-£286.67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2" table:formula="of:=[.C76]" office:value-type="date" office:date-value="2021-04-25" calcext:value-type="date">
            <text:p>21</text:p>
          </table:table-cell>
          <table:table-cell table:style-name="ce1088" office:value-type="date" office:date-value="2021-04-25" calcext:value-type="date">
            <text:p>25-Apr</text:p>
          </table:table-cell>
          <table:table-cell table:style-name="ce1093"/>
          <table:table-cell table:style-name="ce1098" table:formula="of:=[.E75]+[.$E$85]" office:value-type="float" office:value="183.11" calcext:value-type="float">
            <text:p>£183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2" table:formula="of:=[.C77]" office:value-type="date" office:date-value="2021-05-01" calcext:value-type="date">
            <text:p>21</text:p>
          </table:table-cell>
          <table:table-cell table:style-name="ce1088" office:value-type="date" office:date-value="2021-05-01" calcext:value-type="date">
            <text:p>01-May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76]-[.D77]" office:value-type="float" office:value="147.11" calcext:value-type="float">
            <text:p>£147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2" table:formula="of:=[.C78]" office:value-type="date" office:date-value="2021-05-04" calcext:value-type="date">
            <text:p>21</text:p>
          </table:table-cell>
          <table:table-cell table:style-name="ce1088" office:value-type="date" office:date-value="2021-05-04" calcext:value-type="date">
            <text:p>04-May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77]-[.D78]" office:value-type="float" office:value="47.1099999999996" calcext:value-type="float">
            <text:p>£47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2" table:formula="of:=[.C79]" office:value-type="date" office:date-value="2021-05-12" calcext:value-type="date">
            <text:p>21</text:p>
          </table:table-cell>
          <table:table-cell table:style-name="ce1088" office:value-type="date" office:date-value="2021-05-12" calcext:value-type="date">
            <text:p>12-May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MOT (in car fund)</text:p>
          </table:table-cell>
          <table:table-cell table:style-name="ce1082" table:formula="of:=[.C80]" office:value-type="date" office:date-value="2021-05-17" calcext:value-type="date">
            <text:p>21</text:p>
          </table:table-cell>
          <table:table-cell table:style-name="ce1088" office:value-type="date" office:date-value="2021-05-17" calcext:value-type="date">
            <text:p>17-May</text:p>
          </table:table-cell>
          <table:table-cell table:style-name="ce1093" office:value-type="float" office:value="0" calcext:value-type="float">
            <text:p>£0.00</text:p>
          </table:table-cell>
          <table:table-cell table:style-name="ce1098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2" table:formula="of:=[.C81]" office:value-type="date" office:date-value="2021-05-20" calcext:value-type="date">
            <text:p>21</text:p>
          </table:table-cell>
          <table:table-cell table:style-name="ce1088" office:value-type="date" office:date-value="2021-05-20" calcext:value-type="date">
            <text:p>20-May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78"/>
          <table:table-cell table:style-name="ce1081"/>
          <table:table-cell table:style-name="ce1088"/>
          <table:table-cell table:style-name="ce1093"/>
          <table:table-cell table:style-name="ce1098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77"/>
          <table:table-cell table:style-name="ce1081"/>
          <table:table-cell table:style-name="ce1088"/>
          <table:table-cell table:style-name="ce1093"/>
          <table:table-cell table:style-name="ce1099"/>
          <table:table-cell table:number-columns-repeated="59"/>
        </table:table-row>
        <table:table-row table:style-name="ro1">
          <table:table-cell table:style-name="ce1077"/>
          <table:table-cell table:style-name="ce1085" table:number-columns-repeated="2"/>
          <table:table-cell table:style-name="ce1095"/>
          <table:table-cell table:style-name="ce257"/>
          <table:table-cell table:number-columns-repeated="59"/>
        </table:table-row>
        <table:table-row table:style-name="ro1">
          <table:table-cell table:style-name="ce1079" office:value-type="string" calcext:value-type="string">
            <text:p>Totals</text:p>
          </table:table-cell>
          <table:table-cell table:style-name="ce1086" table:number-columns-repeated="2"/>
          <table:table-cell table:style-name="ce1096" table:formula="of:=SUM([.D2:.D81])" office:value-type="float" office:value="5637.32" calcext:value-type="float">
            <text:p>£5,637.32</text:p>
          </table:table-cell>
          <table:table-cell table:style-name="ce1100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02:53.539744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6-07T12:18:13.235434247</dc:date>
    <meta:print-date>2017-11-13T10:27:50</meta:print-date>
    <meta:generator>LibreOffice/6.4.3.2$Linux_X86_64 LibreOffice_project/40$Build-2</meta:generator>
    <meta:editing-duration>P1DT13H58M14S</meta:editing-duration>
    <meta:editing-cycles>260</meta:editing-cycles>
    <meta:document-statistic meta:table-count="6" meta:cell-count="1220" meta:object-count="0"/>
  </office:meta>
</office:document-meta>
</file>